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22.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ff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ff0000" gnm:background-colour="#ff0000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ff" fo:font-family="Sans"/>
    </style:style>
    <style:style style:name="ACE-9" style:family="table-cell" style:data-style-name="General">
      <style:table-cell-properties fo:background-color="#ff0000" gnm:background-colour="#ff000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0000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99cc00" gnm:background-colour="#99cc0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99cc00" gnm:background-colour="#99cc0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ff" fo:font-family="Sans"/>
    </style:style>
    <style:style style:name="ACE-13" style:family="table-cell" style:data-style-name="General">
      <style:table-cell-properties fo:background-color="transparent" gnm:background-colour="#99cc00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ff" fo:font-family="Sans"/>
    </style:style>
    <style:style style:name="ACE-14" style:family="table-cell" style:data-style-name="General">
      <style:table-cell-properties fo:background-color="#ff0000" gnm:background-colour="#ff000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99cc00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ff" fo:font-family="Sans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73pt" style:use-optimal-column-width="true"/>
    </style:style>
    <style:style style:name="ACOL-2" style:family="table-column">
      <style:table-column-properties style:column-width="43.5pt" style:use-optimal-column-width="true"/>
    </style:style>
    <style:style style:name="ACOL-3" style:family="table-column">
      <style:table-column-properties style:column-width="51pt" style:use-optimal-column-width="true"/>
    </style:style>
    <style:style style:name="ACOL-4" style:family="table-column">
      <style:table-column-properties style:column-width="76.5pt" style:use-optimal-column-width="true"/>
    </style:style>
    <style:style style:name="ACOL-5" style:family="table-column"/>
    <style:style style:name="ACOL-6" style:family="table-column">
      <style:table-column-properties style:column-width="231pt" style:use-optimal-column-width="true"/>
    </style:style>
    <style:style style:name="ACOL-7" style:family="table-column">
      <style:table-column-properties style:column-width="309.8pt" style:use-optimal-column-width="true"/>
    </style:style>
    <style:style style:name="ACOL-8" style:family="table-column">
      <style:table-column-properties style:column-width="12pt" style:use-optimal-column-width="true"/>
    </style:style>
    <style:style style:name="ACOL-9" style:family="table-column">
      <style:table-column-properties style:column-width="186pt" style:use-optimal-column-width="true"/>
    </style:style>
    <style:style style:name="ACOL-10" style:family="table-column">
      <style:table-column-properties style:column-width="177pt" style:use-optimal-column-width="true"/>
    </style:style>
    <style:style style:name="ACOL-11" style:family="table-column">
      <style:table-column-properties style:column-width="284.2pt" style:use-optimal-column-width="true"/>
    </style:style>
    <style:style style:name="ACOL-12" style:family="table-column">
      <style:table-column-properties style:column-width="187.5pt" style:use-optimal-column-width="true"/>
    </style:style>
    <style:style style:name="ACOL-13" style:family="table-column">
      <style:table-column-properties style:column-width="246.8pt" style:use-optimal-column-width="true"/>
    </style:style>
    <style:style style:name="ACOL-14" style:family="table-column">
      <style:table-column-properties style:column-width="225.8pt" style:use-optimal-column-width="true"/>
    </style:style>
    <style:style style:name="ACOL-15" style:family="table-column">
      <style:table-column-properties style:column-width="21pt" style:use-optimal-column-width="true"/>
    </style:style>
    <style:style style:name="ACOL-16" style:family="table-column">
      <style:table-column-properties style:column-width="155.2pt" style:use-optimal-column-width="true"/>
    </style:style>
    <style:style style:name="ACOL-17" style:family="table-column">
      <style:table-column-properties style:column-width="176.2pt" style:use-optimal-column-width="true"/>
    </style:style>
    <style:style style:name="ACOL-18" style:family="table-column">
      <style:table-column-properties style:column-width="161.2pt" style:use-optimal-column-width="true"/>
    </style:style>
    <style:style style:name="ACOL-19" style:family="table-column">
      <style:table-column-properties style:column-width="138.8pt" style:use-optimal-column-width="true"/>
    </style:style>
    <style:style style:name="ACOL-20" style:family="table-column">
      <style:table-column-properties style:column-width="33pt" style:use-optimal-column-width="true"/>
    </style:style>
    <style:style style:name="ACOL-21" style:family="table-column">
      <style:table-column-properties style:column-width="103.5pt" style:use-optimal-column-width="true"/>
    </style:style>
    <style:style style:name="ACOL-22" style:family="table-column">
      <style:table-column-properties style:column-width="95.25pt" style:use-optimal-column-width="true"/>
    </style:style>
    <style:style style:name="ACOL-23" style:family="table-column">
      <style:table-column-properties style:column-width="87pt" style:use-optimal-column-width="true"/>
    </style:style>
    <style:style style:name="ACOL-24" style:family="table-column">
      <style:table-column-properties style:column-width="144.8pt" style:use-optimal-column-width="true"/>
    </style:style>
    <style:style style:name="ACOL-25" style:family="table-column">
      <style:table-column-properties style:column-width="84.75pt" style:use-optimal-column-width="true"/>
    </style:style>
    <style:style style:name="ACOL-26" style:family="table-column">
      <style:table-column-properties style:column-width="9.75pt" style:use-optimal-column-width="true"/>
    </style:style>
    <style:style style:name="ACOL-27" style:family="table-column">
      <style:table-column-properties style:column-width="158.2pt" style:use-optimal-column-width="true"/>
    </style:style>
    <style:style style:name="AROW-1" style:family="table-row">
      <style:table-row-properties style:row-height="22.5pt" style:use-optimal-row-height="false"/>
    </style:style>
    <style:style style:name="AROW-2" style:family="table-row"/>
    <style:style style:name="AROW-3" style:family="table-row">
      <style:table-row-properties style:row-height="12.7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Experiment History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0" table:number-columns-repeated="2"/>
        <table:table-column table:default-cell-style-name="ACE-1" table:style-name="ACOL-4"/>
        <table:table-column table:default-cell-style-name="ACE-1" table:style-name="ACOL-0" table:number-columns-repeated="2"/>
        <table:table-column table:default-cell-style-name="ACE-1" table:style-name="ACOL-0" table:number-columns-repeated="248"/>
        <table:table-row table:style-name="AROW-1">
          <table:table-cell table:style-name="ACE-1" office:value-type="string">
            <text:p>Experiment</text:p>
          </table:table-cell>
          <table:table-cell table:style-name="ACE-1" office:value-type="string">
            <text:p>Course</text:p>
          </table:table-cell>
          <table:table-cell table:style-name="ACE-1" office:value-type="string">
            <text:p>Semester</text:p>
          </table:table-cell>
          <table:table-cell table:style-name="ACE-1" office:value-type="string">
            <text:p>Year</text:p>
          </table:table-cell>
          <table:table-cell table:style-name="ACE-1" office:value-type="string">
            <text:p>Week</text:p>
          </table:table-cell>
          <table:table-cell table:style-name="ACE-1" office:value-type="string">
            <text:p>Sets-per-Room</text:p>
          </table:table-cell>
          <table:table-cell table:style-name="ACE-1" office:value-type="string">
            <text:p>Rooms</text:p>
          </table:table-cell>
          <table:table-cell table:style-name="ACE-1" office:value-type="string">
            <text:p>Total Sets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easurment Uncertainties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2]*[.G2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echanics Review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3]*[.G3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Plank's Constant from LEDs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4]*[.G4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Presssure and Density</text:p>
          </table:table-cell>
          <table:table-cell table:style-name="ACE-1" office:value-type="float" office:value="223">
            <text:p>223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style-name="ACE-1" table:formula="of:=[.F5]*[.G5]" office:value-type="float" office:value="3">
            <text:p>3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lectric Charges and the Forces between them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6]*[.G6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vidence for Quantized Atomic Energy Levels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7]*[.G7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Gauss' Law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8]*[.G8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Ideal Gas Law</text:p>
          </table:table-cell>
          <table:table-cell table:style-name="ACE-1" office:value-type="float" office:value="223">
            <text:p>223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1" table:formula="of:=[.F9]*[.G9]" office:value-type="float" office:value="18">
            <text:p>18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lectric Field Mapping (Gauss' Law)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0]*[.G10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lectric Fields of Charge Configurations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11]*[.G11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lectron Gas in Metals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2]*[.G12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The First Law of Thermodynamics</text:p>
          </table:table-cell>
          <table:table-cell table:style-name="ACE-1" office:value-type="float" office:value="223">
            <text:p>223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1" table:formula="of:=[.F13]*[.G13]" office:value-type="float" office:value="18">
            <text:p>18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lectron Diffraction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4]*[.G14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Gauss' Law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15]*[.G15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Parallel Plate Capacitors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6]*[.G16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Temperature at the Microscopic Level</text:p>
          </table:table-cell>
          <table:table-cell table:style-name="ACE-1" office:value-type="float" office:value="223">
            <text:p>223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1" table:formula="of:=[.F17]*[.G17]" office:value-type="float" office:value="18">
            <text:p>18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Capacitor Measurements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8]*[.G18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lectric Charges and Forces</text:p>
          </table:table-cell>
          <table:table-cell table:style-name="ACE-1" office:value-type="float" office:value="223">
            <text:p>223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1" table:formula="of:=[.F19]*[.G19]" office:value-type="float" office:value="18">
            <text:p>18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otion of electic charges in electric fields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20]*[.G20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lectric Fields and Motion of Charged Particles</text:p>
          </table:table-cell>
          <table:table-cell table:style-name="ACE-1" office:value-type="float" office:value="223">
            <text:p>223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8">
            <text:p>8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1" table:formula="of:=[.F21]*[.G21]" office:value-type="float" office:value="18">
            <text:p>18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lectric Potential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8">
            <text:p>8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22]*[.G22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Kirchoff's Laws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8">
            <text:p>8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23]*[.G23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Capacitors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24]*[.G24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quipotential Lines</text:p>
          </table:table-cell>
          <table:table-cell table:style-name="ACE-1" office:value-type="float" office:value="223">
            <text:p>223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1" table:formula="of:=[.F25]*[.G25]" office:value-type="float" office:value="18">
            <text:p>18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agnetic Fields and Forces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26]*[.G26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lectron Current and Energy in a Circuit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27]*[.G27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The Electric Generator and Motor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28]*[.G28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Charge to Mass Ratio of the Electron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11">
            <text:p>11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29]*[.G29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Circuits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11">
            <text:p>11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30]*[.G30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Introduction to Electric Circuits</text:p>
          </table:table-cell>
          <table:table-cell table:style-name="ACE-1" office:value-type="float" office:value="223">
            <text:p>223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11">
            <text:p>11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1" table:formula="of:=[.F31]*[.G31]" office:value-type="float" office:value="18">
            <text:p>18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lecromagnetic Induction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32]*[.G32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agnetic Field in a Slinky</text:p>
          </table:table-cell>
          <table:table-cell table:style-name="ACE-1" office:value-type="float" office:value="223">
            <text:p>223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1" table:formula="of:=[.F33]*[.G33]" office:value-type="float" office:value="18">
            <text:p>18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agnetic Fields and Force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34]*[.G34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Current Balance</text:p>
          </table:table-cell>
          <table:table-cell table:style-name="ACE-1" office:value-type="float" office:value="223">
            <text:p>223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13">
            <text:p>1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1" table:formula="of:=[.F35]*[.G35]" office:value-type="float" office:value="18">
            <text:p>18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agnetic Force and Torque on a Loop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float" office:value="13">
            <text:p>1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36]*[.G36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Black Body Radiation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string">
            <text:p>7-12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table:formula="of:=[.F37]*[.G37]" office:value-type="float" office:value="1">
            <text:p>1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Color Temperature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string">
            <text:p>7-12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table:formula="of:=[.F38]*[.G38]" office:value-type="float" office:value="1">
            <text:p>1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Compton Scattering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string">
            <text:p>7-12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table:formula="of:=[.F39]*[.G39]" office:value-type="float" office:value="1">
            <text:p>1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Faraday Effect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string">
            <text:p>7-12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table:formula="of:=[.F40]*[.G40]" office:value-type="float" office:value="1">
            <text:p>1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Nuclear Decay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string">
            <text:p>7-12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table:formula="of:=[.F41]*[.G41]" office:value-type="float" office:value="1">
            <text:p>1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Rutherford Scattering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string">
            <text:p>7-12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table:formula="of:=[.F42]*[.G42]" office:value-type="float" office:value="1">
            <text:p>1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The Photoelectric Effect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3">
            <text:p>2013</text:p>
          </table:table-cell>
          <table:table-cell table:style-name="ACE-1" office:value-type="string">
            <text:p>7-12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table:formula="of:=[.F43]*[.G43]" office:value-type="float" office:value="1">
            <text:p>1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Units, Equipment Introduction, And Motion Diagrams</text:p>
          </table:table-cell>
          <table:table-cell table:style-name="ACE-1" office:value-type="string">
            <text:p>211-221</text:p>
          </table:table-cell>
          <table:table-cell table:style-name="ACE-1" office:value-type="string">
            <text:p>Spring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44]*[.G44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Concave Mirrors</text:p>
          </table:table-cell>
          <table:table-cell table:style-name="ACE-1" office:value-type="float" office:value="369">
            <text:p>369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45]*[.G45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easurements and Uncertainties Workshop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46]*[.G46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easuring Motion</text:p>
          </table:table-cell>
          <table:table-cell table:style-name="ACE-1" office:value-type="string">
            <text:p>211-221</text:p>
          </table:table-cell>
          <table:table-cell table:style-name="ACE-1" office:value-type="string">
            <text:p>Spring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47]*[.G47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easurment Uncertainties</text:p>
          </table:table-cell>
          <table:table-cell table:style-name="ACE-1" office:value-type="float" office:value="323">
            <text:p>323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48]*[.G48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echanics Review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49]*[.G49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otion on the Inclined Plane</text:p>
          </table:table-cell>
          <table:table-cell table:style-name="ACE-1" office:value-type="string">
            <text:p>211-221</text:p>
          </table:table-cell>
          <table:table-cell table:style-name="ACE-1" office:value-type="string">
            <text:p>Spring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50]*[.G50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Reflection and Refraction</text:p>
          </table:table-cell>
          <table:table-cell table:style-name="ACE-1" office:value-type="float" office:value="375">
            <text:p>375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51]*[.G51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Units, Equipment Introduction, And Motion Diagrams</text:p>
          </table:table-cell>
          <table:table-cell table:style-name="ACE-1" office:value-type="string">
            <text:p>211-221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52]*[.G52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Voltage Dividers and Voltage Sources</text:p>
          </table:table-cell>
          <table:table-cell table:style-name="ACE-1" office:value-type="float" office:value="397">
            <text:p>397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53]*[.G53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AC Measurements and Sources</text:p>
          </table:table-cell>
          <table:table-cell table:style-name="ACE-1" office:value-type="float" office:value="397">
            <text:p>397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54]*[.G54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Concave Mirrors</text:p>
          </table:table-cell>
          <table:table-cell table:style-name="ACE-1" office:value-type="float" office:value="369">
            <text:p>369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55]*[.G55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lectric Charges and the Forces between them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56]*[.G56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lectric Fields of Charge Configurations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57]*[.G57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Linear Regression</text:p>
          </table:table-cell>
          <table:table-cell table:style-name="ACE-1" office:value-type="float" office:value="323">
            <text:p>323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58]*[.G58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easuring Motion</text:p>
          </table:table-cell>
          <table:table-cell table:style-name="ACE-1" office:value-type="string">
            <text:p>211-221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59]*[.G59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Presssure and Density</text:p>
          </table:table-cell>
          <table:table-cell table:style-name="ACE-1" office:value-type="float" office:value="223">
            <text:p>223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">
            <text:p>3</text:p>
          </table:table-cell>
          <table:table-cell table:style-name="ACE-1" table:formula="of:=[.F60]*[.G60]" office:value-type="float" office:value="3">
            <text:p>3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Spreadsheet Tutorial</text:p>
          </table:table-cell>
          <table:table-cell table:style-name="ACE-1" office:value-type="float" office:value="341">
            <text:p>341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61]*[.G61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Statics (Newton's First Law in 2 Dimensions)</text:p>
          </table:table-cell>
          <table:table-cell table:style-name="ACE-1" office:value-type="float" office:value="227">
            <text:p>227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62]*[.G62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Two Dimensional Motion</text:p>
          </table:table-cell>
          <table:table-cell table:style-name="ACE-1" office:value-type="string">
            <text:p>211-221</text:p>
          </table:table-cell>
          <table:table-cell table:style-name="ACE-1" office:value-type="string">
            <text:p>Spring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63]*[.G63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X-ray Diffraction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64]*[.G64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Angle of Minimum Deviation and Dispersion</text:p>
          </table:table-cell>
          <table:table-cell table:style-name="ACE-1" office:value-type="float" office:value="375">
            <text:p>375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65]*[.G65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lectric Fields of Charge Configurations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66]*[.G66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vidence for Quantized Atomic Energy Levels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67]*[.G67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Gauss' Law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68]*[.G68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Ideal Gas Law</text:p>
          </table:table-cell>
          <table:table-cell table:style-name="ACE-1" office:value-type="float" office:value="223">
            <text:p>223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1" table:formula="of:=[.F69]*[.G69]" office:value-type="float" office:value="18">
            <text:p>18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otion on the Inclined Plane</text:p>
          </table:table-cell>
          <table:table-cell table:style-name="ACE-1" office:value-type="string">
            <text:p>211-221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70]*[.G70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Newton's Second Law</text:p>
          </table:table-cell>
          <table:table-cell table:style-name="ACE-1" office:value-type="string">
            <text:p>211-221</text:p>
          </table:table-cell>
          <table:table-cell table:style-name="ACE-1" office:value-type="string">
            <text:p>Spring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71]*[.G71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Statics (Newton's First Law in 2 Dimensions)</text:p>
          </table:table-cell>
          <table:table-cell table:style-name="ACE-1" office:value-type="string">
            <text:p>211-221</text:p>
          </table:table-cell>
          <table:table-cell table:style-name="ACE-1" office:value-type="string">
            <text:p>Spring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72]*[.G72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Thin Lenses and Optical Instruments</text:p>
          </table:table-cell>
          <table:table-cell table:style-name="ACE-1" office:value-type="float" office:value="369">
            <text:p>369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73]*[.G73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Traveling Waves</text:p>
          </table:table-cell>
          <table:table-cell table:style-name="ACE-1" office:value-type="float" office:value="397">
            <text:p>397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74]*[.G74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Using the Oscilloscope and the Multimeter</text:p>
          </table:table-cell>
          <table:table-cell table:style-name="ACE-1" office:value-type="float" office:value="323">
            <text:p>323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4">
            <text:p>4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75]*[.G75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lectric Field Mapping (Gauss' Law)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76]*[.G76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Gauss' Law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77]*[.G77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Newton's Second Law</text:p>
          </table:table-cell>
          <table:table-cell table:style-name="ACE-1" office:value-type="float" office:value="227">
            <text:p>227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78]*[.G78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Newton's Third Law</text:p>
          </table:table-cell>
          <table:table-cell table:style-name="ACE-1" office:value-type="string">
            <text:p>211-221</text:p>
          </table:table-cell>
          <table:table-cell table:style-name="ACE-1" office:value-type="string">
            <text:p>Spring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79]*[.G79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Quantum Defects in Sodium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80]*[.G80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Spreadsheet Tutorial</text:p>
          </table:table-cell>
          <table:table-cell table:style-name="ACE-1" office:value-type="float" office:value="341">
            <text:p>341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81]*[.G81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The First Law of Thermodynamics</text:p>
          </table:table-cell>
          <table:table-cell table:style-name="ACE-1" office:value-type="float" office:value="223">
            <text:p>223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1" table:formula="of:=[.F82]*[.G82]" office:value-type="float" office:value="18">
            <text:p>18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The Hall Effect and Magnetic Hysteresis</text:p>
          </table:table-cell>
          <table:table-cell table:style-name="ACE-1" office:value-type="float" office:value="397">
            <text:p>397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83]*[.G83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Thin Lenses and Optical Instruments</text:p>
          </table:table-cell>
          <table:table-cell table:style-name="ACE-1" office:value-type="float" office:value="369">
            <text:p>369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84]*[.G84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Collisions in One Dimension</text:p>
          </table:table-cell>
          <table:table-cell table:style-name="ACE-1" office:value-type="string">
            <text:p>211-221</text:p>
          </table:table-cell>
          <table:table-cell table:style-name="ACE-1" office:value-type="string">
            <text:p>Spring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85]*[.G85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lectron Diffraction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86]*[.G86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otion of electic charges in electric fields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87]*[.G87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Parallel Plate Capacitors</text:p>
          </table:table-cell>
          <table:table-cell table:style-name="ACE-1" office:value-type="float" office:value="323">
            <text:p>323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88]*[.G88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Photometry</text:p>
          </table:table-cell>
          <table:table-cell table:style-name="ACE-1" office:value-type="float" office:value="375">
            <text:p>375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89]*[.G89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RLC Resonant Circuits</text:p>
          </table:table-cell>
          <table:table-cell table:style-name="ACE-1" office:value-type="float" office:value="397">
            <text:p>397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90]*[.G90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Simple Harmonic Oscillation and Conservation of Energy</text:p>
          </table:table-cell>
          <table:table-cell table:style-name="ACE-1" office:value-type="string">
            <text:p>211-221</text:p>
          </table:table-cell>
          <table:table-cell table:style-name="ACE-1" office:value-type="string">
            <text:p>Spring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91]*[.G91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Temperature at the Microscopic Level</text:p>
          </table:table-cell>
          <table:table-cell table:style-name="ACE-1" office:value-type="float" office:value="223">
            <text:p>223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1" table:formula="of:=[.F92]*[.G92]" office:value-type="float" office:value="18">
            <text:p>18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Torsional Ocillations</text:p>
          </table:table-cell>
          <table:table-cell table:style-name="ACE-1" office:value-type="float" office:value="369">
            <text:p>369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93]*[.G93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Two Dimensional Motion</text:p>
          </table:table-cell>
          <table:table-cell table:style-name="ACE-1" office:value-type="string">
            <text:p>211-221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94]*[.G94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Capacitor Measurements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95]*[.G95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Damped Mechanical Oscillations</text:p>
          </table:table-cell>
          <table:table-cell table:style-name="ACE-1" office:value-type="float" office:value="341">
            <text:p>341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96]*[.G96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lectric Potential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97]*[.G97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Laser Beams</text:p>
          </table:table-cell>
          <table:table-cell table:style-name="ACE-1" office:value-type="float" office:value="397">
            <text:p>397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98]*[.G98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alus' Law and Birefringence</text:p>
          </table:table-cell>
          <table:table-cell table:style-name="ACE-1" office:value-type="float" office:value="323">
            <text:p>323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99]*[.G99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Newton's Third Law</text:p>
          </table:table-cell>
          <table:table-cell table:style-name="ACE-1" office:value-type="float" office:value="227">
            <text:p>227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00]*[.G100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Radiation Counting Statistics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01]*[.G101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Statics (Newton's First Law in 2 Dimensions)</text:p>
          </table:table-cell>
          <table:table-cell table:style-name="ACE-1" office:value-type="string">
            <text:p>211-221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102]*[.G102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Torsional Ocillations</text:p>
          </table:table-cell>
          <table:table-cell table:style-name="ACE-1" office:value-type="float" office:value="369">
            <text:p>369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103]*[.G103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lectromagnetic Induction</text:p>
          </table:table-cell>
          <table:table-cell table:style-name="ACE-1" office:value-type="float" office:value="323">
            <text:p>323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0" office:value-type="float" office:value="8">
            <text:p>8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04]*[.G104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ichelson Interferometer</text:p>
          </table:table-cell>
          <table:table-cell table:style-name="ACE-1" office:value-type="float" office:value="375">
            <text:p>375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0" office:value-type="float" office:value="8">
            <text:p>8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05]*[.G105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Newton's Second Law</text:p>
          </table:table-cell>
          <table:table-cell table:style-name="ACE-1" office:value-type="string">
            <text:p>211-221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0" office:value-type="float" office:value="8">
            <text:p>8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106]*[.G106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Spectroscopy</text:p>
          </table:table-cell>
          <table:table-cell table:style-name="ACE-1" office:value-type="float" office:value="397">
            <text:p>397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0" office:value-type="float" office:value="8">
            <text:p>8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07]*[.G107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Standing Waves on a Wire</text:p>
          </table:table-cell>
          <table:table-cell table:style-name="ACE-1" office:value-type="float" office:value="369">
            <text:p>369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0" office:value-type="float" office:value="8">
            <text:p>8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108]*[.G108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Circuits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0" office:value-type="float" office:value="9">
            <text:p>9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09]*[.G109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Collisions in One Dimension</text:p>
          </table:table-cell>
          <table:table-cell table:style-name="ACE-1" office:value-type="float" office:value="227">
            <text:p>227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10]*[.G110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Damped Mechanical Oscillations</text:p>
          </table:table-cell>
          <table:table-cell table:style-name="ACE-1" office:value-type="float" office:value="341">
            <text:p>341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11]*[.G111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lectric Charges and Forces</text:p>
          </table:table-cell>
          <table:table-cell table:style-name="ACE-1" office:value-type="float" office:value="223">
            <text:p>223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1" table:formula="of:=[.F112]*[.G112]" office:value-type="float" office:value="18">
            <text:p>18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Fourier Series</text:p>
          </table:table-cell>
          <table:table-cell table:style-name="ACE-1" office:value-type="float" office:value="397">
            <text:p>397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13]*[.G113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Fraunhofer Diffraction</text:p>
          </table:table-cell>
          <table:table-cell table:style-name="ACE-1" office:value-type="float" office:value="323">
            <text:p>323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14]*[.G114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Newton's Third Law</text:p>
          </table:table-cell>
          <table:table-cell table:style-name="ACE-1" office:value-type="string">
            <text:p>211-221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115]*[.G115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Standing Waves on a Wire</text:p>
          </table:table-cell>
          <table:table-cell table:style-name="ACE-1" office:value-type="float" office:value="369">
            <text:p>369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116]*[.G116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lectric Fields and Motion of Charged Particles</text:p>
          </table:table-cell>
          <table:table-cell table:style-name="ACE-1" office:value-type="float" office:value="223">
            <text:p>223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1" table:formula="of:=[.F117]*[.G117]" office:value-type="float" office:value="18">
            <text:p>18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lectron Current and Energy in a Circuit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118]*[.G118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Fizeau Bands</text:p>
          </table:table-cell>
          <table:table-cell table:style-name="ACE-1" office:value-type="float" office:value="375">
            <text:p>375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19]*[.G119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Kirchoff's Laws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20]*[.G120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Circuits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1">
            <text:p>11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121]*[.G121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Collisions in One Dimension</text:p>
          </table:table-cell>
          <table:table-cell table:style-name="ACE-1" office:value-type="string">
            <text:p>211-221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1">
            <text:p>11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122]*[.G122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Equipotential Lines</text:p>
          </table:table-cell>
          <table:table-cell table:style-name="ACE-1" office:value-type="float" office:value="223">
            <text:p>223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1">
            <text:p>11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1" table:formula="of:=[.F123]*[.G123]" office:value-type="float" office:value="18">
            <text:p>18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agnetic Fields and Force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1">
            <text:p>11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24]*[.G124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alus' Law and Birefringence</text:p>
          </table:table-cell>
          <table:table-cell table:style-name="ACE-1" office:value-type="float" office:value="369">
            <text:p>369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1">
            <text:p>11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125]*[.G125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Reflection and Refraction</text:p>
          </table:table-cell>
          <table:table-cell table:style-name="ACE-1" office:value-type="float" office:value="323">
            <text:p>323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1">
            <text:p>11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26]*[.G126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Simple Harmonic Oscillation and Conservation of Energy</text:p>
          </table:table-cell>
          <table:table-cell table:style-name="ACE-1" office:value-type="float" office:value="227">
            <text:p>227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1">
            <text:p>11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27]*[.G127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Uniform Circular Motion</text:p>
          </table:table-cell>
          <table:table-cell table:style-name="ACE-1" office:value-type="float" office:value="341">
            <text:p>341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1">
            <text:p>11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28]*[.G128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X-ray Diffraction</text:p>
          </table:table-cell>
          <table:table-cell table:style-name="ACE-1" office:value-type="float" office:value="397">
            <text:p>397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1">
            <text:p>11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29]*[.G129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Concave Mirrors</text:p>
          </table:table-cell>
          <table:table-cell table:style-name="ACE-1" office:value-type="float" office:value="323">
            <text:p>323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30]*[.G130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Fraunhofer Diffraction</text:p>
          </table:table-cell>
          <table:table-cell table:style-name="ACE-1" office:value-type="float" office:value="375">
            <text:p>375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31]*[.G131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agnetic Fields and Force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132]*[.G132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alus' Law and Birefringence</text:p>
          </table:table-cell>
          <table:table-cell table:style-name="ACE-1" office:value-type="float" office:value="369">
            <text:p>369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133]*[.G133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Simple Harmonic Oscillation and Conservation of Energy</text:p>
          </table:table-cell>
          <table:table-cell table:style-name="ACE-1" office:value-type="string">
            <text:p>211-221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134]*[.G134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Vacuum Technology Laboratory</text:p>
          </table:table-cell>
          <table:table-cell table:style-name="ACE-1" office:value-type="float" office:value="397">
            <text:p>397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35]*[.G135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Charge to Mass Ratio of the Electron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3">
            <text:p>13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1">
            <text:p>1</text:p>
          </table:table-cell>
          <table:table-cell table:style-name="ACE-1" table:formula="of:=[.F136]*[.G136]" office:value-type="float" office:value="2">
            <text:p>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Introduction to Electric Circuits</text:p>
          </table:table-cell>
          <table:table-cell table:style-name="ACE-1" office:value-type="float" office:value="223">
            <text:p>223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3">
            <text:p>1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1" table:formula="of:=[.F137]*[.G137]" office:value-type="float" office:value="18">
            <text:p>18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agnetic Fields and Forces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3">
            <text:p>13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1">
            <text:p>1</text:p>
          </table:table-cell>
          <table:table-cell table:style-name="ACE-1" table:formula="of:=[.F138]*[.G138]" office:value-type="float" office:value="2">
            <text:p>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agnetic Force and Torque on a Loop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3">
            <text:p>1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139]*[.G139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The Electric Generator and Motor</text:p>
          </table:table-cell>
          <table:table-cell table:style-name="ACE-1" office:value-type="float" office:value="255">
            <text:p>25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3">
            <text:p>13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1">
            <text:p>1</text:p>
          </table:table-cell>
          <table:table-cell table:style-name="ACE-1" table:formula="of:=[.F140]*[.G140]" office:value-type="float" office:value="2">
            <text:p>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Thin Lenses and Optical Instruments</text:p>
          </table:table-cell>
          <table:table-cell table:style-name="ACE-1" office:value-type="float" office:value="323">
            <text:p>323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3">
            <text:p>1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table:formula="of:=[.F141]*[.G141]" office:value-type="float" office:value="6">
            <text:p>6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Thin Lenses and Optical Instruments</text:p>
          </table:table-cell>
          <table:table-cell table:style-name="ACE-1" office:value-type="float" office:value="369">
            <text:p>369</text:p>
          </table:table-cell>
          <table:table-cell table:style-name="ACE-1" office:value-type="string">
            <text:p>Fall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3">
            <text:p>13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142]*[.G142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agnetic Field in a Slinky</text:p>
          </table:table-cell>
          <table:table-cell table:style-name="ACE-1" office:value-type="float" office:value="223">
            <text:p>223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4">
            <text:p>14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1" table:formula="of:=[.F143]*[.G143]" office:value-type="float" office:value="18">
            <text:p>18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Magnetic Force between Current-Carrying Wires</text:p>
          </table:table-cell>
          <table:table-cell table:style-name="ACE-1" office:value-type="float" office:value="259">
            <text:p>259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4">
            <text:p>14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">
            <text:p>2</text:p>
          </table:table-cell>
          <table:table-cell table:style-name="ACE-1" table:formula="of:=[.F144]*[.G144]" office:value-type="float" office:value="12">
            <text:p>12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Current Balance</text:p>
          </table:table-cell>
          <table:table-cell table:style-name="ACE-1" office:value-type="float" office:value="223">
            <text:p>223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3">
            <text:p>3</text:p>
          </table:table-cell>
          <table:table-cell table:style-name="ACE-1" table:formula="of:=[.F145]*[.G145]" office:value-type="float" office:value="18">
            <text:p>18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Black Body Radiation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0" office:value-type="string">
            <text:p>9-14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table:formula="of:=[.F146]*[.G146]" office:value-type="float" office:value="1">
            <text:p>1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Color Temperature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0" office:value-type="string">
            <text:p>9-14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table:formula="of:=[.F147]*[.G147]" office:value-type="float" office:value="1">
            <text:p>1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Compton Scattering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0" office:value-type="string">
            <text:p>9-14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table:formula="of:=[.F148]*[.G148]" office:value-type="float" office:value="1">
            <text:p>1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Nuclear Decay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0" office:value-type="string">
            <text:p>9-14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table:formula="of:=[.F149]*[.G149]" office:value-type="float" office:value="1">
            <text:p>1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Rutherford Scattering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0" office:value-type="string">
            <text:p>9-14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table:formula="of:=[.F150]*[.G150]" office:value-type="float" office:value="1">
            <text:p>1</text:p>
          </table:table-cell>
          <table:table-cell table:number-columns-repeated="248" table:style-name="ACE-1"/>
        </table:table-row>
        <table:table-row table:style-name="AROW-0">
          <table:table-cell table:style-name="ACE-1" office:value-type="string">
            <text:p>The Photoelectric Effect</text:p>
          </table:table-cell>
          <table:table-cell table:style-name="ACE-1" office:value-type="float" office:value="325">
            <text:p>325</text:p>
          </table:table-cell>
          <table:table-cell table:style-name="ACE-1" office:value-type="string">
            <text:p>Winter</text:p>
          </table:table-cell>
          <table:table-cell table:style-name="ACE-1" office:value-type="float" office:value="2012">
            <text:p>2012</text:p>
          </table:table-cell>
          <table:table-cell table:style-name="ACE-0" office:value-type="string">
            <text:p>9-14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table:formula="of:=[.F151]*[.G151]" office:value-type="float" office:value="1">
            <text:p>1</text:p>
          </table:table-cell>
          <table:table-cell table:number-columns-repeated="248" table:style-name="ACE-1"/>
        </table:table-row>
        <table:table-row table:style-name="AROW-0">
          <table:table-cell table:number-columns-repeated="4" table:style-name="ACE-1"/>
          <table:table-cell table:style-name="ACE-0"/>
          <table:table-cell table:number-columns-repeated="251" table:style-name="ACE-1"/>
        </table:table-row>
        <table:table-row table:style-name="AROW-0" table:number-rows-repeated="65384">
          <table:table-cell table:number-columns-repeated="256"/>
        </table:table-row>
        <table:named-expressions>
          <table:named-expression table:name="Print_Area" table:expression="of:=#REF!" table:base-cell-address="$'Experiment History'.$A$1"/>
          <table:named-expression table:name="Sheet_Title" table:expression="of:=&quot;Experiment History&quot;" table:base-cell-address="$'Experiment History'.$A$1"/>
        </table:named-expressions>
        <gnm:selections gnm:cursor-col="8" gnm:cursor-row="35">
          <gnm:selection gnm:start-col="8" gnm:start-row="35" gnm:end-col="8" gnm:end-row="35"/>
        </gnm:selections>
      </table:table>
      <table:table table:name="Winter 201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6"/>
        <table:table-column table:default-cell-style-name="ACE-2" table:style-name="ACOL-7"/>
        <table:table-column table:default-cell-style-name="ACE-2" table:style-name="ACOL-8"/>
        <table:table-column table:default-cell-style-name="ACE-2" table:style-name="ACOL-9"/>
        <table:table-column table:default-cell-style-name="ACE-2" table:style-name="ACOL-8"/>
        <table:table-column table:default-cell-style-name="ACE-2" table:style-name="ACOL-10"/>
        <table:table-column table:default-cell-style-name="ACE-2" table:style-name="ACOL-8"/>
        <table:table-column table:default-cell-style-name="ACE-2" table:style-name="ACOL-11"/>
        <table:table-column table:default-cell-style-name="ACE-2" table:style-name="ACOL-8"/>
        <table:table-column table:default-cell-style-name="ACE-2" table:style-name="ACOL-12"/>
        <table:table-column table:default-cell-style-name="ACE-2" table:style-name="ACOL-8"/>
        <table:table-column table:default-cell-style-name="ACE-2" table:style-name="ACOL-13"/>
        <table:table-column table:default-cell-style-name="ACE-2" table:style-name="ACOL-8"/>
        <table:table-column table:default-cell-style-name="ACE-2" table:style-name="ACOL-14"/>
        <table:table-column table:default-cell-style-name="ACE-2" table:style-name="ACOL-15"/>
        <table:table-column table:default-cell-style-name="ACE-2" table:style-name="ACOL-16"/>
        <table:table-column table:default-cell-style-name="ACE-2" table:style-name="ACOL-8"/>
        <table:table-column table:default-cell-style-name="ACE-2" table:style-name="ACOL-17"/>
        <table:table-column table:default-cell-style-name="ACE-2" table:style-name="ACOL-15"/>
        <table:table-column table:default-cell-style-name="ACE-2" table:style-name="ACOL-18"/>
        <table:table-column table:default-cell-style-name="ACE-2" table:style-name="ACOL-15"/>
        <table:table-column table:default-cell-style-name="ACE-2" table:style-name="ACOL-19"/>
        <table:table-column table:default-cell-style-name="ACE-2" table:style-name="ACOL-20"/>
        <table:table-column table:default-cell-style-name="ACE-2" table:style-name="ACOL-21"/>
        <table:table-column table:default-cell-style-name="ACE-2" table:style-name="ACOL-20"/>
        <table:table-column table:default-cell-style-name="ACE-2" table:style-name="ACOL-22"/>
        <table:table-column table:default-cell-style-name="ACE-2" table:style-name="ACOL-20"/>
        <table:table-column table:default-cell-style-name="ACE-2" table:style-name="ACOL-23"/>
        <table:table-column table:default-cell-style-name="ACE-2" table:style-name="ACOL-20"/>
        <table:table-column table:default-cell-style-name="ACE-2" table:style-name="ACOL-24"/>
        <table:table-column table:default-cell-style-name="ACE-2" table:style-name="ACOL-20"/>
        <table:table-column table:default-cell-style-name="ACE-2" table:style-name="ACOL-25"/>
        <table:table-column table:default-cell-style-name="ACE-2" table:style-name="ACOL-26"/>
        <table:table-column table:default-cell-style-name="ACE-2" table:style-name="ACOL-0"/>
        <table:table-column table:default-cell-style-name="ACE-2" table:style-name="ACOL-26"/>
        <table:table-column table:default-cell-style-name="ACE-2" table:style-name="ACOL-27"/>
        <table:table-column table:default-cell-style-name="ACE-2" table:style-name="ACOL-26"/>
        <table:table-column table:default-cell-style-name="ACE-2" table:style-name="ACOL-0"/>
        <table:table-column table:default-cell-style-name="ACE-2" table:style-name="ACOL-26"/>
        <table:table-column table:default-cell-style-name="ACE-2" table:style-name="ACOL-0"/>
        <table:table-column table:default-cell-style-name="ACE-2" table:style-name="ACOL-26"/>
        <table:table-column table:default-cell-style-name="ACE-2" table:style-name="ACOL-0"/>
        <table:table-column table:default-cell-style-name="ACE-2" table:style-name="ACOL-26"/>
        <table:table-column table:default-cell-style-name="ACE-2" table:style-name="ACOL-0" table:number-columns-repeated="211"/>
        <table:table-column table:default-cell-style-name="ACE-5" table:style-name="ACOL-0"/>
        <table:table-row table:style-name="AROW-0">
          <table:table-cell table:style-name="ACE-2" office:value-type="string">
            <text:p>Week</text:p>
          </table:table-cell>
          <table:table-cell table:style-name="ACE-2" office:value-type="string">
            <text:p>Experiment</text:p>
          </table:table-cell>
          <table:table-cell table:style-name="ACE-2" office:value-type="string">
            <text:p>Equip</text:p>
          </table:table-cell>
          <table:table-cell table:style-name="ACE-2" office:value-type="string">
            <text:p>#</text:p>
          </table:table-cell>
          <table:table-cell table:style-name="ACE-2" office:value-type="string">
            <text:p>Equip</text:p>
          </table:table-cell>
          <table:table-cell table:style-name="ACE-2" office:value-type="string">
            <text:p>#</text:p>
          </table:table-cell>
          <table:table-cell table:style-name="ACE-2" office:value-type="string">
            <text:p>Equip</text:p>
          </table:table-cell>
          <table:table-cell table:style-name="ACE-2" office:value-type="string">
            <text:p>#</text:p>
          </table:table-cell>
          <table:table-cell table:style-name="ACE-2" office:value-type="string">
            <text:p>Equip</text:p>
          </table:table-cell>
          <table:table-cell table:style-name="ACE-2" office:value-type="string">
            <text:p>#</text:p>
          </table:table-cell>
          <table:table-cell table:style-name="ACE-2" office:value-type="string">
            <text:p>Equip</text:p>
          </table:table-cell>
          <table:table-cell table:style-name="ACE-2" office:value-type="string">
            <text:p>#</text:p>
          </table:table-cell>
          <table:table-cell table:style-name="ACE-2" office:value-type="string">
            <text:p>Equip</text:p>
          </table:table-cell>
          <table:table-cell table:style-name="ACE-2" office:value-type="string">
            <text:p>#</text:p>
          </table:table-cell>
          <table:table-cell table:style-name="ACE-2" office:value-type="string">
            <text:p>Equip</text:p>
          </table:table-cell>
          <table:table-cell table:style-name="ACE-2" office:value-type="string">
            <text:p>#</text:p>
          </table:table-cell>
          <table:table-cell table:style-name="ACE-2" office:value-type="string">
            <text:p>Equip</text:p>
          </table:table-cell>
          <table:table-cell table:style-name="ACE-2" office:value-type="string">
            <text:p>#</text:p>
          </table:table-cell>
          <table:table-cell table:style-name="ACE-2" office:value-type="string">
            <text:p>Equip</text:p>
          </table:table-cell>
          <table:table-cell table:style-name="ACE-2" office:value-type="string">
            <text:p>#</text:p>
          </table:table-cell>
          <table:table-cell table:style-name="ACE-2" office:value-type="string">
            <text:p>Equip</text:p>
          </table:table-cell>
          <table:table-cell table:style-name="ACE-2" office:value-type="string">
            <text:p>#</text:p>
          </table:table-cell>
          <table:table-cell table:style-name="ACE-2" office:value-type="string">
            <text:p>Equip</text:p>
          </table:table-cell>
          <table:table-cell table:style-name="ACE-2" office:value-type="string">
            <text:p>#</text:p>
          </table:table-cell>
          <table:table-cell table:style-name="ACE-2" office:value-type="string">
            <text:p>Equip</text:p>
          </table:table-cell>
          <table:table-cell table:style-name="ACE-2" office:value-type="string">
            <text:p>#</text:p>
          </table:table-cell>
          <table:table-cell table:style-name="ACE-2" office:value-type="string">
            <text:p>Equip</text:p>
          </table:table-cell>
          <table:table-cell table:style-name="ACE-2" office:value-type="string">
            <text:p>#</text:p>
          </table:table-cell>
          <table:table-cell table:style-name="ACE-2" office:value-type="string">
            <text:p>Equip</text:p>
          </table:table-cell>
          <table:table-cell table:style-name="ACE-2" office:value-type="string">
            <text:p>#</text:p>
          </table:table-cell>
          <table:table-cell table:number-columns-repeated="225" table:style-name="ACE-2"/>
          <table:table-cell table:style-name="ACE-5"/>
        </table:table-row>
        <table:table-row table:style-name="AROW-0">
          <table:table-cell table:style-name="ACE-2" office:value-type="float" office:value="2">
            <text:p>2</text:p>
          </table:table-cell>
          <table:table-cell table:style-name="ACE-2" office:value-type="string">
            <text:p>Measurment Uncertainties</text:p>
          </table:table-cell>
          <table:table-cell table:style-name="ACE-2" office:value-type="string">
            <text:p>ruler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calipers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2 rectangles <text:s/>with different lengths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2 circles with different diameters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all bearing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short metal tube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string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demonstration vernier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luke multimeter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anatek power supply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connecting leads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3 resistor set</text:p>
          </table:table-cell>
          <table:table-cell table:style-name="ACE-2" office:value-type="float" office:value="1">
            <text:p>1</text:p>
          </table:table-cell>
          <table:table-cell table:number-columns-repeated="229" table:style-name="ACE-2"/>
          <table:table-cell table:style-name="ACE-5"/>
        </table:table-row>
        <table:table-row table:style-name="AROW-0">
          <table:table-cell table:style-name="ACE-2" office:value-type="float" office:value="2">
            <text:p>2</text:p>
          </table:table-cell>
          <table:table-cell table:style-name="ACE-2" office:value-type="string">
            <text:p>Mechanics Review</text:p>
          </table:table-cell>
          <table:table-cell table:style-name="ACE-2" office:value-type="string">
            <text:p>vernier capable computer</text:p>
          </table:table-cell>
          <table:table-cell table:style-name="ACE-2" office:value-type="float" office:value="1">
            <text:p>1</text:p>
          </table:table-cell>
          <table:table-cell table:number-columns-repeated="251" table:style-name="ACE-2"/>
          <table:table-cell table:style-name="ACE-5"/>
        </table:table-row>
        <table:table-row table:style-name="AROW-0">
          <table:table-cell table:style-name="ACE-2" office:value-type="float" office:value="2">
            <text:p>2</text:p>
          </table:table-cell>
          <table:table-cell table:style-name="ACE-2" office:value-type="string">
            <text:p>Plank's Constant from LEDs</text:p>
          </table:table-cell>
          <table:table-cell table:style-name="ACE-2" office:value-type="string">
            <text:p>LED planck's constant apparatus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luke multimeter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anatek power supply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connecting leads</text:p>
          </table:table-cell>
          <table:table-cell table:style-name="ACE-2" office:value-type="float" office:value="1">
            <text:p>1</text:p>
          </table:table-cell>
          <table:table-cell table:number-columns-repeated="245" table:style-name="ACE-2"/>
          <table:table-cell table:style-name="ACE-5"/>
        </table:table-row>
        <table:table-row table:style-name="AROW-0">
          <table:table-cell table:style-name="ACE-2" office:value-type="float" office:value="2">
            <text:p>2</text:p>
          </table:table-cell>
          <table:table-cell table:style-name="ACE-2" office:value-type="string">
            <text:p>Presssure and Density</text:p>
          </table:table-cell>
          <table:table-cell table:style-name="ACE-2" office:value-type="string">
            <text:p>balloon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barometer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vacuum manifold cart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pascal's vase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magdeburg hemisphere set</text:p>
          </table:table-cell>
          <table:table-cell table:style-name="ACE-2" office:value-type="float" office:value="1">
            <text:p>1</text:p>
          </table:table-cell>
          <table:table-cell table:number-columns-repeated="243" table:style-name="ACE-2"/>
          <table:table-cell table:style-name="ACE-5"/>
        </table:table-row>
        <table:table-row table:style-name="AROW-0">
          <table:table-cell table:style-name="ACE-3" office:value-type="float" office:value="3">
            <text:p>3</text:p>
          </table:table-cell>
          <table:table-cell table:style-name="ACE-3" office:value-type="string">
            <text:p>Electric Charges and the Forces between them</text:p>
          </table:table-cell>
          <table:table-cell table:style-name="ACE-3" office:value-type="string">
            <text:p>vernier capable computer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cotch tape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ruler</text:p>
          </table:table-cell>
          <table:table-cell table:style-name="ACE-3" office:value-type="float" office:value="1">
            <text:p>1</text:p>
          </table:table-cell>
          <table:table-cell table:number-columns-repeated="247" table:style-name="ACE-3"/>
          <table:table-cell table:style-name="ACE-8"/>
        </table:table-row>
        <table:table-row table:style-name="AROW-0">
          <table:table-cell table:style-name="ACE-3" office:value-type="float" office:value="3">
            <text:p>3</text:p>
          </table:table-cell>
          <table:table-cell table:style-name="ACE-3" office:value-type="string">
            <text:p>Evidence for Quantized Atomic Energy Levels</text:p>
          </table:table-cell>
          <table:table-cell table:style-name="ACE-3" office:value-type="string">
            <text:p>critical potential tube with stand</text:p>
          </table:table-cell>
          <table:table-cell table:style-name="ACE-3" office:value-type="float" office:value="1">
            <text:p>1</text:p>
          </table:table-cell>
          <table:table-cell table:style-name="ACE-13" office:value-type="string">
            <text:p>fluke multimeter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anatek power supply</text:p>
          </table:table-cell>
          <table:table-cell table:style-name="ACE-3" office:value-type="float" office:value="3">
            <text:p>3</text:p>
          </table:table-cell>
          <table:table-cell table:style-name="ACE-13" office:value-type="string">
            <text:p>connecting leads</text:p>
          </table:table-cell>
          <table:table-cell table:style-name="ACE-3" office:value-type="float" office:value="1">
            <text:p>1</text:p>
          </table:table-cell>
          <table:table-cell table:style-name="ACE-13"/>
          <table:table-cell table:style-name="ACE-3"/>
          <table:table-cell table:style-name="ACE-13"/>
          <table:table-cell table:style-name="ACE-3"/>
          <table:table-cell table:style-name="ACE-13"/>
          <table:table-cell table:style-name="ACE-3"/>
          <table:table-cell table:style-name="ACE-13"/>
          <table:table-cell table:style-name="ACE-3"/>
          <table:table-cell table:style-name="ACE-13"/>
          <table:table-cell table:style-name="ACE-3"/>
          <table:table-cell table:style-name="ACE-13"/>
          <table:table-cell table:style-name="ACE-3"/>
          <table:table-cell table:style-name="ACE-13"/>
          <table:table-cell table:style-name="ACE-3"/>
          <table:table-cell table:style-name="ACE-13"/>
          <table:table-cell table:style-name="ACE-3"/>
          <table:table-cell table:style-name="ACE-13"/>
          <table:table-cell table:style-name="ACE-3"/>
          <table:table-cell table:style-name="ACE-13"/>
          <table:table-cell table:number-columns-repeated="226" table:style-name="ACE-3"/>
          <table:table-cell table:style-name="ACE-8"/>
        </table:table-row>
        <table:table-row table:style-name="AROW-0">
          <table:table-cell table:style-name="ACE-3" office:value-type="float" office:value="3">
            <text:p>3</text:p>
          </table:table-cell>
          <table:table-cell table:style-name="ACE-3" office:value-type="string">
            <text:p>Gauss' Law</text:p>
          </table:table-cell>
          <table:table-cell table:style-name="ACE-3" office:value-type="string">
            <text:p>vernier capable computer</text:p>
          </table:table-cell>
          <table:table-cell table:style-name="ACE-3" office:value-type="float" office:value="1">
            <text:p>1</text:p>
          </table:table-cell>
          <table:table-cell table:style-name="ACE-12"/>
          <table:table-cell table:number-columns-repeated="3" table:style-name="ACE-3"/>
          <table:table-cell table:style-name="ACE-12"/>
          <table:table-cell table:style-name="ACE-3"/>
          <table:table-cell table:style-name="ACE-12"/>
          <table:table-cell table:style-name="ACE-3"/>
          <table:table-cell table:style-name="ACE-12"/>
          <table:table-cell table:style-name="ACE-3"/>
          <table:table-cell table:style-name="ACE-12"/>
          <table:table-cell table:style-name="ACE-3"/>
          <table:table-cell table:style-name="ACE-12"/>
          <table:table-cell table:style-name="ACE-3"/>
          <table:table-cell table:style-name="ACE-12"/>
          <table:table-cell table:style-name="ACE-3"/>
          <table:table-cell table:style-name="ACE-12"/>
          <table:table-cell table:style-name="ACE-3"/>
          <table:table-cell table:style-name="ACE-12"/>
          <table:table-cell table:style-name="ACE-3"/>
          <table:table-cell table:style-name="ACE-12"/>
          <table:table-cell table:style-name="ACE-3"/>
          <table:table-cell table:style-name="ACE-12"/>
          <table:table-cell table:style-name="ACE-3"/>
          <table:table-cell table:style-name="ACE-12"/>
          <table:table-cell table:number-columns-repeated="226" table:style-name="ACE-3"/>
          <table:table-cell table:style-name="ACE-8"/>
        </table:table-row>
        <table:table-row table:style-name="AROW-0">
          <table:table-cell table:style-name="ACE-3" office:value-type="float" office:value="3">
            <text:p>3</text:p>
          </table:table-cell>
          <table:table-cell table:style-name="ACE-3" office:value-type="string">
            <text:p>Ideal Gas Law</text:p>
          </table:table-cell>
          <table:table-cell table:style-name="ACE-3" office:value-type="string">
            <text:p>constant volume gas apparatus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#5 cork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1000mL glass beaker</text:p>
          </table:table-cell>
          <table:table-cell table:style-name="ACE-3" office:value-type="float" office:value="2">
            <text:p>2</text:p>
          </table:table-cell>
          <table:table-cell table:style-name="ACE-12" office:value-type="string">
            <text:p>hot plate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vernier temperature probe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laboratory stand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meter stick</text:p>
          </table:table-cell>
          <table:table-cell table:style-name="ACE-3" office:value-type="float" office:value="2">
            <text:p>2</text:p>
          </table:table-cell>
          <table:table-cell table:style-name="ACE-12" office:value-type="string">
            <text:p>fork clamp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stiring rod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vernier capable computer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thermometer clamp</text:p>
          </table:table-cell>
          <table:table-cell table:style-name="ACE-3" office:value-type="float" office:value="1">
            <text:p>1</text:p>
          </table:table-cell>
          <table:table-cell table:style-name="ACE-12"/>
          <table:table-cell table:style-name="ACE-3"/>
          <table:table-cell table:style-name="ACE-12"/>
          <table:table-cell table:style-name="ACE-3"/>
          <table:table-cell table:style-name="ACE-12"/>
          <table:table-cell table:number-columns-repeated="226" table:style-name="ACE-3"/>
          <table:table-cell table:style-name="ACE-8"/>
        </table:table-row>
        <table:table-row table:style-name="AROW-0">
          <table:table-cell table:style-name="ACE-2" office:value-type="float" office:value="4">
            <text:p>4</text:p>
          </table:table-cell>
          <table:table-cell table:style-name="ACE-2" office:value-type="string">
            <text:p>Electric Field Mapping (Gauss' Law)</text:p>
          </table:table-cell>
          <table:table-cell table:style-name="ACE-11" office:value-type="string">
            <text:p>fluke multimeter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anatek power supply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ield probe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field mapping apparatus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concentric rings field board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parallel plate field board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connecting leads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ield mapping graph paper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arbon paper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masking tape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pencil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calipers</text:p>
          </table:table-cell>
          <table:table-cell table:style-name="ACE-2" office:value-type="float" office:value="1">
            <text:p>1</text:p>
          </table:table-cell>
          <table:table-cell table:number-columns-repeated="229" table:style-name="ACE-2"/>
          <table:table-cell table:style-name="ACE-5"/>
        </table:table-row>
        <table:table-row table:style-name="AROW-0">
          <table:table-cell table:style-name="ACE-2" office:value-type="float" office:value="4">
            <text:p>4</text:p>
          </table:table-cell>
          <table:table-cell table:style-name="ACE-2" office:value-type="string">
            <text:p>Electric Fields of Charge Configurations</text:p>
          </table:table-cell>
          <table:table-cell table:style-name="ACE-2" office:value-type="string">
            <text:p>vernier capable computer</text:p>
          </table:table-cell>
          <table:table-cell table:style-name="ACE-2" office:value-type="float" office:value="1">
            <text:p>1</text:p>
          </table:table-cell>
          <table:table-cell table:style-name="ACE-11"/>
          <table:table-cell table:style-name="ACE-2"/>
          <table:table-cell table:style-name="ACE-15"/>
          <table:table-cell table:style-name="ACE-2"/>
          <table:table-cell table:style-name="ACE-11"/>
          <table:table-cell table:style-name="ACE-2"/>
          <table:table-cell table:style-name="ACE-11"/>
          <table:table-cell table:number-columns-repeated="3" table:style-name="ACE-2"/>
          <table:table-cell table:style-name="ACE-11"/>
          <table:table-cell table:style-name="ACE-2"/>
          <table:table-cell table:style-name="ACE-11"/>
          <table:table-cell table:style-name="ACE-2"/>
          <table:table-cell table:style-name="ACE-11"/>
          <table:table-cell table:number-columns-repeated="3" table:style-name="ACE-2"/>
          <table:table-cell table:style-name="ACE-11"/>
          <table:table-cell table:number-columns-repeated="232" table:style-name="ACE-2"/>
          <table:table-cell table:style-name="ACE-5"/>
        </table:table-row>
        <table:table-row table:style-name="AROW-0">
          <table:table-cell table:style-name="ACE-2" office:value-type="float" office:value="4">
            <text:p>4</text:p>
          </table:table-cell>
          <table:table-cell table:style-name="ACE-2" office:value-type="string">
            <text:p>Electron Gas in Metals</text:p>
          </table:table-cell>
          <table:table-cell table:style-name="ACE-11" office:value-type="string">
            <text:p>Neva thermionic emission tube with stand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Rex rheostat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neva mains rectifier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fluke multimeter</text:p>
          </table:table-cell>
          <table:table-cell table:style-name="ACE-2" office:value-type="float" office:value="3">
            <text:p>3</text:p>
          </table:table-cell>
          <table:table-cell table:style-name="ACE-11" office:value-type="string">
            <text:p>connecting leads</text:p>
          </table:table-cell>
          <table:table-cell table:style-name="ACE-2" office:value-type="float" office:value="1">
            <text:p>1</text:p>
          </table:table-cell>
          <table:table-cell table:style-name="ACE-11"/>
          <table:table-cell table:style-name="ACE-2"/>
          <table:table-cell table:style-name="ACE-11"/>
          <table:table-cell table:style-name="ACE-2"/>
          <table:table-cell table:style-name="ACE-11"/>
          <table:table-cell table:style-name="ACE-2"/>
          <table:table-cell table:style-name="ACE-11"/>
          <table:table-cell table:style-name="ACE-2"/>
          <table:table-cell table:style-name="ACE-11"/>
          <table:table-cell table:number-columns-repeated="3" table:style-name="ACE-2"/>
          <table:table-cell table:style-name="ACE-11"/>
          <table:table-cell table:number-columns-repeated="230" table:style-name="ACE-2"/>
          <table:table-cell table:style-name="ACE-5"/>
        </table:table-row>
        <table:table-row table:style-name="AROW-0">
          <table:table-cell table:style-name="ACE-2" office:value-type="float" office:value="4">
            <text:p>4</text:p>
          </table:table-cell>
          <table:table-cell table:style-name="ACE-2" office:value-type="string">
            <text:p>The First Law of Thermodynamics</text:p>
          </table:table-cell>
          <table:table-cell table:style-name="ACE-11" office:value-type="string">
            <text:p>stirling engine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vernier capable computer</text:p>
          </table:table-cell>
          <table:table-cell table:style-name="ACE-2" office:value-type="float" office:value="1">
            <text:p>1</text:p>
          </table:table-cell>
          <table:table-cell table:style-name="ACE-11"/>
          <table:table-cell table:style-name="ACE-2"/>
          <table:table-cell table:style-name="ACE-11"/>
          <table:table-cell table:style-name="ACE-2"/>
          <table:table-cell table:style-name="ACE-11"/>
          <table:table-cell table:style-name="ACE-2"/>
          <table:table-cell table:style-name="ACE-11"/>
          <table:table-cell table:style-name="ACE-2"/>
          <table:table-cell table:style-name="ACE-11"/>
          <table:table-cell table:style-name="ACE-2"/>
          <table:table-cell table:style-name="ACE-11"/>
          <table:table-cell table:style-name="ACE-2"/>
          <table:table-cell table:style-name="ACE-11"/>
          <table:table-cell table:number-columns-repeated="3" table:style-name="ACE-2"/>
          <table:table-cell table:style-name="ACE-11"/>
          <table:table-cell table:style-name="ACE-2"/>
          <table:table-cell table:style-name="ACE-11"/>
          <table:table-cell table:number-columns-repeated="230" table:style-name="ACE-2"/>
          <table:table-cell table:style-name="ACE-5"/>
        </table:table-row>
        <table:table-row table:style-name="AROW-0">
          <table:table-cell table:style-name="ACE-3" office:value-type="float" office:value="5">
            <text:p>5</text:p>
          </table:table-cell>
          <table:table-cell table:style-name="ACE-3" office:value-type="string">
            <text:p>Electron Diffraction</text:p>
          </table:table-cell>
          <table:table-cell table:style-name="ACE-3" office:value-type="string">
            <text:p>fluke multimeter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Cenco high voltage power supply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100 ohm decade resistor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high voltage probe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neva mains rectifier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lluminated optical scale projector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creen for illuminated optical scale projector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electron diffraction tube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boratory jack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calipers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He-Ne laser</text:p>
          </table:table-cell>
          <table:table-cell table:style-name="ACE-3" office:value-type="string">
            <text:p>Demo</text:p>
          </table:table-cell>
          <table:table-cell table:style-name="ACE-3" office:value-type="string">
            <text:p>laboratory stand</text:p>
          </table:table-cell>
          <table:table-cell table:style-name="ACE-3" office:value-type="string">
            <text:p>Demo</text:p>
          </table:table-cell>
          <table:table-cell table:style-name="ACE-3" office:value-type="string">
            <text:p>fork clamp</text:p>
          </table:table-cell>
          <table:table-cell table:style-name="ACE-3" office:value-type="string">
            <text:p>Demo</text:p>
          </table:table-cell>
          <table:table-cell table:style-name="ACE-3" office:value-type="string">
            <text:p>right angle clamp</text:p>
          </table:table-cell>
          <table:table-cell table:style-name="ACE-3" office:value-type="string">
            <text:p>Demo</text:p>
          </table:table-cell>
          <table:table-cell table:style-name="ACE-3" office:value-type="string">
            <text:p>Spinning wheel optical analog</text:p>
          </table:table-cell>
          <table:table-cell table:style-name="ACE-3" office:value-type="string">
            <text:p>Demo</text:p>
          </table:table-cell>
          <table:table-cell table:style-name="ACE-3" office:value-type="string">
            <text:p>connecting leads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2mm pin bannan adaptor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annana plug connecting sleeve</text:p>
          </table:table-cell>
          <table:table-cell table:style-name="ACE-3" office:value-type="float" office:value="1">
            <text:p>1</text:p>
          </table:table-cell>
          <table:table-cell table:number-columns-repeated="217" table:style-name="ACE-3"/>
          <table:table-cell table:style-name="ACE-8"/>
        </table:table-row>
        <table:table-row table:style-name="AROW-0">
          <table:table-cell table:style-name="ACE-3" office:value-type="float" office:value="5">
            <text:p>5</text:p>
          </table:table-cell>
          <table:table-cell table:style-name="ACE-3" office:value-type="string">
            <text:p>Gauss' Law</text:p>
          </table:table-cell>
          <table:table-cell table:style-name="ACE-12" office:value-type="string">
            <text:p>vernier capable computer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12"/>
          <table:table-cell table:style-name="ACE-3"/>
          <table:table-cell table:style-name="ACE-12"/>
          <table:table-cell table:style-name="ACE-3"/>
          <table:table-cell table:style-name="ACE-12"/>
          <table:table-cell table:style-name="ACE-3"/>
          <table:table-cell table:style-name="ACE-12"/>
          <table:table-cell table:style-name="ACE-3"/>
          <table:table-cell table:style-name="ACE-12"/>
          <table:table-cell table:style-name="ACE-3"/>
          <table:table-cell table:style-name="ACE-12"/>
          <table:table-cell table:style-name="ACE-3"/>
          <table:table-cell table:style-name="ACE-12"/>
          <table:table-cell table:style-name="ACE-3"/>
          <table:table-cell table:style-name="ACE-12"/>
          <table:table-cell table:style-name="ACE-3"/>
          <table:table-cell table:style-name="ACE-12"/>
          <table:table-cell table:style-name="ACE-3"/>
          <table:table-cell table:style-name="ACE-12"/>
          <table:table-cell table:number-columns-repeated="230" table:style-name="ACE-3"/>
          <table:table-cell table:style-name="ACE-8"/>
        </table:table-row>
        <table:table-row table:style-name="AROW-0">
          <table:table-cell table:style-name="ACE-3" office:value-type="float" office:value="5">
            <text:p>5</text:p>
          </table:table-cell>
          <table:table-cell table:style-name="ACE-3" office:value-type="string">
            <text:p>Parallel Plate Capacitors</text:p>
          </table:table-cell>
          <table:table-cell table:style-name="ACE-3" office:value-type="string">
            <text:p>variable spacing parallel plate capacitor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BK Precision 2Mhz Function Generator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Tektronix Oscilloscope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connecting leads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measuring tape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set of dieletric materials</text:p>
          </table:table-cell>
          <table:table-cell table:style-name="ACE-3" office:value-type="float" office:value="1">
            <text:p>1</text:p>
          </table:table-cell>
          <table:table-cell table:number-columns-repeated="241" table:style-name="ACE-3"/>
          <table:table-cell table:style-name="ACE-8"/>
        </table:table-row>
        <table:table-row table:style-name="AROW-0">
          <table:table-cell table:style-name="ACE-3" office:value-type="float" office:value="5">
            <text:p>5</text:p>
          </table:table-cell>
          <table:table-cell table:style-name="ACE-3" office:value-type="string">
            <text:p>Temperature at the Microscopic Level</text:p>
          </table:table-cell>
          <table:table-cell table:style-name="ACE-3" office:value-type="string">
            <text:p>vernier capable computer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vacuum manifold cart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watchglass 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watchglass stand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10mL Plastic Graduated Cylinder</text:p>
          </table:table-cell>
          <table:table-cell table:style-name="ACE-3" office:value-type="float" office:value="1">
            <text:p>1</text:p>
          </table:table-cell>
          <table:table-cell table:number-columns-repeated="243" table:style-name="ACE-3"/>
          <table:table-cell table:style-name="ACE-8"/>
        </table:table-row>
        <table:table-row table:style-name="AROW-0">
          <table:table-cell table:style-name="ACE-2" office:value-type="float" office:value="6">
            <text:p>6</text:p>
          </table:table-cell>
          <table:table-cell table:style-name="ACE-2" office:value-type="string">
            <text:p>Capacitor Measurements</text:p>
          </table:table-cell>
          <table:table-cell table:style-name="ACE-11" office:value-type="string">
            <text:p>2 microamp charge pump</text:p>
          </table:table-cell>
          <table:table-cell table:style-name="ACE-2"/>
          <table:table-cell table:style-name="ACE-2" office:value-type="string">
            <text:p>fluke multimeter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stopwatch</text:p>
          </table:table-cell>
          <table:table-cell table:style-name="ACE-2" office:value-type="string">
            <text:p><text:s/></text:p>
          </table:table-cell>
          <table:table-cell table:style-name="ACE-11" office:value-type="string">
            <text:p>unpolarized capaitors from 10 microfarad to 50 microfarad</text:p>
          </table:table-cell>
          <table:table-cell table:style-name="ACE-2" office:value-type="float" office:value="4">
            <text:p>4</text:p>
          </table:table-cell>
          <table:table-cell table:style-name="ACE-11" office:value-type="string">
            <text:p>connecting leads</text:p>
          </table:table-cell>
          <table:table-cell table:style-name="ACE-2" office:value-type="float" office:value="1">
            <text:p>1</text:p>
          </table:table-cell>
          <table:table-cell table:style-name="ACE-11"/>
          <table:table-cell table:number-columns-repeated="242" table:style-name="ACE-2"/>
          <table:table-cell table:style-name="ACE-5"/>
        </table:table-row>
        <table:table-row table:style-name="AROW-0">
          <table:table-cell table:style-name="ACE-3" office:value-type="float" office:value="7">
            <text:p>7</text:p>
          </table:table-cell>
          <table:table-cell table:style-name="ACE-3" office:value-type="string">
            <text:p>Electric Charges and Forces</text:p>
          </table:table-cell>
          <table:table-cell table:style-name="ACE-12" office:value-type="string">
            <text:p>vernier capable computer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plastic rod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glass rod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leaf electroscope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rod hanger</text:p>
          </table:table-cell>
          <table:table-cell table:style-name="ACE-17" office:value-type="float" office:value="1">
            <text:p>1</text:p>
          </table:table-cell>
          <table:table-cell table:style-name="ACE-12" office:value-type="string">
            <text:p>silk cloth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boratory stand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right angle clamp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ar</text:p>
          </table:table-cell>
          <table:table-cell table:style-name="ACE-3" office:value-type="float" office:value="1">
            <text:p>1</text:p>
          </table:table-cell>
          <table:table-cell table:number-columns-repeated="235" table:style-name="ACE-3"/>
          <table:table-cell table:style-name="ACE-8"/>
        </table:table-row>
        <table:table-row table:style-name="AROW-0">
          <table:table-cell table:style-name="ACE-3" office:value-type="float" office:value="7">
            <text:p>7</text:p>
          </table:table-cell>
          <table:table-cell table:style-name="ACE-3" office:value-type="string">
            <text:p>Motion of electic charges in electric fields</text:p>
          </table:table-cell>
          <table:table-cell table:style-name="ACE-12" office:value-type="string">
            <text:p>vernier capable computer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12"/>
          <table:table-cell table:number-columns-repeated="7" table:style-name="ACE-3"/>
          <table:table-cell table:style-name="ACE-12"/>
          <table:table-cell table:style-name="ACE-3"/>
          <table:table-cell table:style-name="ACE-12"/>
          <table:table-cell table:style-name="ACE-3"/>
          <table:table-cell table:style-name="ACE-12"/>
          <table:table-cell table:style-name="ACE-3"/>
          <table:table-cell table:style-name="ACE-12"/>
          <table:table-cell table:number-columns-repeated="234" table:style-name="ACE-3"/>
          <table:table-cell table:style-name="ACE-8"/>
        </table:table-row>
        <table:table-row table:style-name="AROW-0">
          <table:table-cell table:style-name="ACE-2" office:value-type="float" office:value="8">
            <text:p>8</text:p>
          </table:table-cell>
          <table:table-cell table:style-name="ACE-2" office:value-type="string">
            <text:p>Electric Fields and Motion of Charged Particles</text:p>
          </table:table-cell>
          <table:table-cell table:style-name="ACE-11" office:value-type="string">
            <text:p>vernier capable computer</text:p>
          </table:table-cell>
          <table:table-cell table:style-name="ACE-2" office:value-type="float" office:value="1">
            <text:p>1</text:p>
          </table:table-cell>
          <table:table-cell table:number-columns-repeated="2" table:style-name="ACE-2"/>
          <table:table-cell table:style-name="ACE-11"/>
          <table:table-cell table:style-name="ACE-2"/>
          <table:table-cell table:style-name="ACE-11"/>
          <table:table-cell table:style-name="ACE-2"/>
          <table:table-cell table:style-name="ACE-11"/>
          <table:table-cell table:number-columns-repeated="244" table:style-name="ACE-2"/>
          <table:table-cell table:style-name="ACE-5"/>
        </table:table-row>
        <table:table-row table:style-name="AROW-0">
          <table:table-cell table:style-name="ACE-2" office:value-type="float" office:value="8">
            <text:p>8</text:p>
          </table:table-cell>
          <table:table-cell table:style-name="ACE-2" office:value-type="string">
            <text:p>Electric Potential</text:p>
          </table:table-cell>
          <table:table-cell table:style-name="ACE-11" office:value-type="string">
            <text:p>vernier capable computer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luke multimeter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anatek power supply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field probe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field mapping apparatus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parallel plate field board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selection of other field boards</text:p>
          </table:table-cell>
          <table:table-cell table:style-name="ACE-2" office:value-type="string">
            <text:p>N/A</text:p>
          </table:table-cell>
          <table:table-cell table:style-name="ACE-11" office:value-type="string">
            <text:p>connecting leads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field mapping graph paper</text:p>
          </table:table-cell>
          <table:table-cell table:style-name="ACE-2" office:value-type="string">
            <text:p>N/A</text:p>
          </table:table-cell>
          <table:table-cell table:style-name="ACE-11" office:value-type="string">
            <text:p>carbon paper</text:p>
          </table:table-cell>
          <table:table-cell table:style-name="ACE-2" office:value-type="string">
            <text:p>N/A</text:p>
          </table:table-cell>
          <table:table-cell table:style-name="ACE-11" office:value-type="string">
            <text:p>masking tape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pencil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ruler</text:p>
          </table:table-cell>
          <table:table-cell table:style-name="ACE-2" office:value-type="float" office:value="1">
            <text:p>1</text:p>
          </table:table-cell>
          <table:table-cell table:style-name="ACE-11"/>
          <table:table-cell table:style-name="ACE-2"/>
          <table:table-cell table:style-name="ACE-11"/>
          <table:table-cell table:style-name="ACE-2"/>
          <table:table-cell table:style-name="ACE-11"/>
          <table:table-cell table:style-name="ACE-2"/>
          <table:table-cell table:style-name="ACE-11"/>
          <table:table-cell table:style-name="ACE-2"/>
          <table:table-cell table:style-name="ACE-11"/>
          <table:table-cell table:style-name="ACE-2"/>
          <table:table-cell table:style-name="ACE-11"/>
          <table:table-cell table:style-name="ACE-2"/>
          <table:table-cell table:style-name="ACE-11"/>
          <table:table-cell table:style-name="ACE-2"/>
          <table:table-cell table:style-name="ACE-11"/>
          <table:table-cell table:number-columns-repeated="212" table:style-name="ACE-2"/>
          <table:table-cell table:style-name="ACE-5"/>
        </table:table-row>
        <table:table-row table:style-name="AROW-0">
          <table:table-cell table:style-name="ACE-2" office:value-type="float" office:value="8">
            <text:p>8</text:p>
          </table:table-cell>
          <table:table-cell table:style-name="ACE-2" office:value-type="string">
            <text:p>Kirchoff's Laws</text:p>
          </table:table-cell>
          <table:table-cell table:style-name="ACE-2" office:value-type="string">
            <text:p>fluke multimeter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anatek power supply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3 resistor set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2 resistor set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short connecting leads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connecting leads</text:p>
          </table:table-cell>
          <table:table-cell table:style-name="ACE-2" office:value-type="float" office:value="1">
            <text:p>1</text:p>
          </table:table-cell>
          <table:table-cell table:number-columns-repeated="241" table:style-name="ACE-2"/>
          <table:table-cell table:style-name="ACE-5"/>
        </table:table-row>
        <table:table-row table:style-name="AROW-0">
          <table:table-cell table:style-name="ACE-3" office:value-type="float" office:value="9">
            <text:p>9</text:p>
          </table:table-cell>
          <table:table-cell table:style-name="ACE-3" office:value-type="string">
            <text:p>Capacitors</text:p>
          </table:table-cell>
          <table:table-cell table:style-name="ACE-3" office:value-type="string">
            <text:p>vernier capable computer</text:p>
          </table:table-cell>
          <table:table-cell table:style-name="ACE-3" office:value-type="float" office:value="1">
            <text:p>1</text:p>
          </table:table-cell>
          <table:table-cell table:number-columns-repeated="251" table:style-name="ACE-3"/>
          <table:table-cell table:style-name="ACE-8"/>
        </table:table-row>
        <table:table-row table:style-name="AROW-0">
          <table:table-cell table:style-name="ACE-3" office:value-type="float" office:value="9">
            <text:p>9</text:p>
          </table:table-cell>
          <table:table-cell table:style-name="ACE-3" office:value-type="string">
            <text:p>Equipotential Lines</text:p>
          </table:table-cell>
          <table:table-cell table:style-name="ACE-3" office:value-type="string">
            <text:p>vernier capable computer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luke multimeter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anatek power supply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ield probe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ield mapping apparatus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concentric rings field board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parallel plate field board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pecial configruation field board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connecting leads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ield mapping graph paper</text:p>
          </table:table-cell>
          <table:table-cell table:style-name="ACE-3" office:value-type="string">
            <text:p>N/A</text:p>
          </table:table-cell>
          <table:table-cell table:style-name="ACE-3" office:value-type="string">
            <text:p>carbon paper</text:p>
          </table:table-cell>
          <table:table-cell table:style-name="ACE-3" office:value-type="string">
            <text:p>N/A</text:p>
          </table:table-cell>
          <table:table-cell table:style-name="ACE-3" office:value-type="string">
            <text:p>masking tape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pencil</text:p>
          </table:table-cell>
          <table:table-cell table:style-name="ACE-3" office:value-type="string">
            <text:p>N/A</text:p>
          </table:table-cell>
          <table:table-cell table:style-name="ACE-3" office:value-type="string">
            <text:p>ruler</text:p>
          </table:table-cell>
          <table:table-cell table:style-name="ACE-3" office:value-type="float" office:value="1">
            <text:p>1</text:p>
          </table:table-cell>
          <table:table-cell table:number-columns-repeated="225" table:style-name="ACE-3"/>
          <table:table-cell table:style-name="ACE-8"/>
        </table:table-row>
        <table:table-row table:style-name="AROW-0">
          <table:table-cell table:style-name="ACE-3" office:value-type="float" office:value="9">
            <text:p>9</text:p>
          </table:table-cell>
          <table:table-cell table:style-name="ACE-3" office:value-type="string">
            <text:p>Magnetic Fields and Forces</text:p>
          </table:table-cell>
          <table:table-cell table:style-name="ACE-3" office:value-type="string">
            <text:p>Teachspin magnetic force apparatus with 6 1 gram ball bearings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luke multimeter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anatek power supply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connecting leads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digital balance</text:p>
          </table:table-cell>
          <table:table-cell table:style-name="ACE-3" office:value-type="string">
            <text:p>1</text:p>
          </table:table-cell>
          <table:table-cell table:style-name="ACE-3" office:value-type="string">
            <text:p>meter stick</text:p>
          </table:table-cell>
          <table:table-cell table:style-name="ACE-3" office:value-type="float" office:value="1">
            <text:p>1</text:p>
          </table:table-cell>
          <table:table-cell table:number-columns-repeated="241" table:style-name="ACE-3"/>
          <table:table-cell table:style-name="ACE-8"/>
        </table:table-row>
        <table:table-row table:style-name="AROW-0">
          <table:table-cell table:style-name="ACE-2" office:value-type="float" office:value="10">
            <text:p>10</text:p>
          </table:table-cell>
          <table:table-cell table:style-name="ACE-2" office:value-type="string">
            <text:p>Electron Current and Energy in a Circuit</text:p>
          </table:table-cell>
          <table:table-cell table:style-name="ACE-2" office:value-type="string">
            <text:p>vernier capable computer</text:p>
          </table:table-cell>
          <table:table-cell table:style-name="ACE-2" office:value-type="float" office:value="1">
            <text:p>1</text:p>
          </table:table-cell>
          <table:table-cell table:style-name="ACE-11"/>
          <table:table-cell table:number-columns-repeated="3" table:style-name="ACE-2"/>
          <table:table-cell table:style-name="ACE-11"/>
          <table:table-cell table:style-name="ACE-2"/>
          <table:table-cell table:style-name="ACE-11"/>
          <table:table-cell table:style-name="ACE-2"/>
          <table:table-cell table:style-name="ACE-11"/>
          <table:table-cell table:number-columns-repeated="3" table:style-name="ACE-2"/>
          <table:table-cell table:style-name="ACE-11"/>
          <table:table-cell table:style-name="ACE-2"/>
          <table:table-cell table:style-name="ACE-11"/>
          <table:table-cell table:style-name="ACE-2"/>
          <table:table-cell table:style-name="ACE-11"/>
          <table:table-cell table:style-name="ACE-2"/>
          <table:table-cell table:style-name="ACE-11"/>
          <table:table-cell table:style-name="ACE-2"/>
          <table:table-cell table:style-name="ACE-11"/>
          <table:table-cell table:style-name="ACE-2"/>
          <table:table-cell table:style-name="ACE-11"/>
          <table:table-cell table:number-columns-repeated="228" table:style-name="ACE-2"/>
          <table:table-cell table:style-name="ACE-5"/>
        </table:table-row>
        <table:table-row table:style-name="AROW-0">
          <table:table-cell table:style-name="ACE-2" office:value-type="float" office:value="10">
            <text:p>10</text:p>
          </table:table-cell>
          <table:table-cell table:style-name="ACE-2" office:value-type="string">
            <text:p>The Electric Generator and Motor</text:p>
          </table:table-cell>
          <table:table-cell table:style-name="ACE-2" office:value-type="string">
            <text:p>fluke multimeter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high current power supply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Tektronix Oscilloscope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anatek power supply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motor-generator apparatus with brake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rubber mat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strobe light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calipers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connecting leads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lue 2.5N spring scale</text:p>
          </table:table-cell>
          <table:table-cell table:style-name="ACE-2" office:value-type="float" office:value="1">
            <text:p>1</text:p>
          </table:table-cell>
          <table:table-cell table:number-columns-repeated="233" table:style-name="ACE-2"/>
          <table:table-cell table:style-name="ACE-5"/>
        </table:table-row>
        <table:table-row table:style-name="AROW-0">
          <table:table-cell table:style-name="ACE-3" office:value-type="float" office:value="11">
            <text:p>11</text:p>
          </table:table-cell>
          <table:table-cell table:style-name="ACE-3" office:value-type="string">
            <text:p>Charge to Mass Ratio of the Electron</text:p>
          </table:table-cell>
          <table:table-cell table:style-name="ACE-3" office:value-type="string">
            <text:p>Charge to mass ratio of the eletron apparatus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anatek power supply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neva mains rectifier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luke multimeter</text:p>
          </table:table-cell>
          <table:table-cell table:style-name="ACE-3" office:value-type="float" office:value="2">
            <text:p>2</text:p>
          </table:table-cell>
          <table:table-cell table:style-name="ACE-12" office:value-type="string">
            <text:p>connecting leads</text:p>
          </table:table-cell>
          <table:table-cell table:style-name="ACE-3" office:value-type="float" office:value="2">
            <text:p>2</text:p>
          </table:table-cell>
          <table:table-cell table:number-columns-repeated="243" table:style-name="ACE-3"/>
          <table:table-cell table:style-name="ACE-8"/>
        </table:table-row>
        <table:table-row table:style-name="AROW-0">
          <table:table-cell table:style-name="ACE-3" office:value-type="float" office:value="11">
            <text:p>11</text:p>
          </table:table-cell>
          <table:table-cell table:style-name="ACE-3" office:value-type="string">
            <text:p>Circuits</text:p>
          </table:table-cell>
          <table:table-cell table:style-name="ACE-3" office:value-type="string">
            <text:p>vernier capable computer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miniture bulb</text:p>
          </table:table-cell>
          <table:table-cell table:style-name="ACE-3" office:value-type="float" office:value="3">
            <text:p>3</text:p>
          </table:table-cell>
          <table:table-cell table:style-name="ACE-12" office:value-type="string">
            <text:p>fluke multimeter</text:p>
          </table:table-cell>
          <table:table-cell table:style-name="ACE-3" office:value-type="float" office:value="2">
            <text:p>2</text:p>
          </table:table-cell>
          <table:table-cell table:style-name="ACE-12" office:value-type="string">
            <text:p>anatek power supply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3 resistor set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12"/>
          <table:table-cell table:style-name="ACE-3"/>
          <table:table-cell table:style-name="ACE-12"/>
          <table:table-cell table:style-name="ACE-3"/>
          <table:table-cell table:style-name="ACE-12"/>
          <table:table-cell table:number-columns-repeated="3" table:style-name="ACE-3"/>
          <table:table-cell table:style-name="ACE-12"/>
          <table:table-cell table:number-columns-repeated="232" table:style-name="ACE-3"/>
          <table:table-cell table:style-name="ACE-8"/>
        </table:table-row>
        <table:table-row table:style-name="AROW-0">
          <table:table-cell table:style-name="ACE-3" office:value-type="float" office:value="11">
            <text:p>11</text:p>
          </table:table-cell>
          <table:table-cell table:style-name="ACE-3" office:value-type="string">
            <text:p>Introduction to Electric Circuits</text:p>
          </table:table-cell>
          <table:table-cell table:style-name="ACE-3" office:value-type="string">
            <text:p>miniture bulb</text:p>
          </table:table-cell>
          <table:table-cell table:style-name="ACE-3" office:value-type="float" office:value="3">
            <text:p>3</text:p>
          </table:table-cell>
          <table:table-cell table:style-name="ACE-13" office:value-type="string">
            <text:p>fluke multimeter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anatek power supply</text:p>
          </table:table-cell>
          <table:table-cell table:style-name="ACE-3" office:value-type="float" office:value="1">
            <text:p>1</text:p>
          </table:table-cell>
          <table:table-cell table:style-name="ACE-13" office:value-type="string">
            <text:p>connecting leads</text:p>
          </table:table-cell>
          <table:table-cell table:style-name="ACE-3" office:value-type="float" office:value="1">
            <text:p>1</text:p>
          </table:table-cell>
          <table:table-cell table:number-columns-repeated="6" table:style-name="ACE-3"/>
          <table:table-cell table:style-name="ACE-13"/>
          <table:table-cell table:style-name="ACE-3"/>
          <table:table-cell table:style-name="ACE-13"/>
          <table:table-cell table:style-name="ACE-3"/>
          <table:table-cell table:style-name="ACE-13"/>
          <table:table-cell table:number-columns-repeated="234" table:style-name="ACE-3"/>
          <table:table-cell table:style-name="ACE-8"/>
        </table:table-row>
        <table:table-row table:style-name="AROW-0">
          <table:table-cell table:style-name="ACE-2" office:value-type="float" office:value="12">
            <text:p>12</text:p>
          </table:table-cell>
          <table:table-cell table:style-name="ACE-2" office:value-type="string">
            <text:p>Elecromagnetic Induction</text:p>
          </table:table-cell>
          <table:table-cell table:style-name="ACE-2" office:value-type="string">
            <text:p>Tektronix Oscilloscope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function amplifier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fluke multimeter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air track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air hose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air blower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air track accessory kit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air track cart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adjustable end stop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driven harmonic motion analyzer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solinoid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pickup coil with leads</text:p>
          </table:table-cell>
          <table:table-cell table:style-name="ACE-2"/>
          <table:table-cell table:style-name="ACE-11" office:value-type="string">
            <text:p>steel rod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calipers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laboratory jack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laboratory stand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ork clamp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right angle clamp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string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scissors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connecting leads</text:p>
          </table:table-cell>
          <table:table-cell table:style-name="ACE-2" office:value-type="float" office:value="1">
            <text:p>1</text:p>
          </table:table-cell>
          <table:table-cell table:number-columns-repeated="211" table:style-name="ACE-2"/>
          <table:table-cell table:style-name="ACE-5"/>
        </table:table-row>
        <table:table-row table:style-name="AROW-0">
          <table:table-cell table:style-name="ACE-2" office:value-type="float" office:value="12">
            <text:p>12</text:p>
          </table:table-cell>
          <table:table-cell table:style-name="ACE-2" office:value-type="string">
            <text:p>Magnetic Field in a Slinky</text:p>
          </table:table-cell>
          <table:table-cell table:style-name="ACE-2" office:value-type="string">
            <text:p>vernier capable computer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slinky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C-clamp</text:p>
          </table:table-cell>
          <table:table-cell table:style-name="ACE-2" office:value-type="float" office:value="2">
            <text:p>2</text:p>
          </table:table-cell>
          <table:table-cell table:style-name="ACE-11" office:value-type="string">
            <text:p>meter stick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laboratory stand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right angle clamp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connecting leads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ork clamp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luke multimeter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anatek power supply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Vernier magnetic field probe</text:p>
          </table:table-cell>
          <table:table-cell table:style-name="ACE-2" office:value-type="float" office:value="1">
            <text:p>1</text:p>
          </table:table-cell>
          <table:table-cell table:number-columns-repeated="231" table:style-name="ACE-2"/>
          <table:table-cell table:style-name="ACE-5"/>
        </table:table-row>
        <table:table-row table:style-name="AROW-0">
          <table:table-cell table:style-name="ACE-2" office:value-type="float" office:value="12">
            <text:p>12</text:p>
          </table:table-cell>
          <table:table-cell table:style-name="ACE-2" office:value-type="string">
            <text:p>Magnetic Fields and Force</text:p>
          </table:table-cell>
          <table:table-cell table:style-name="ACE-2" office:value-type="string">
            <text:p>vernier capable computer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slinky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C-clamp</text:p>
          </table:table-cell>
          <table:table-cell table:style-name="ACE-2" office:value-type="float" office:value="2">
            <text:p>2</text:p>
          </table:table-cell>
          <table:table-cell table:style-name="ACE-11" office:value-type="string">
            <text:p>meter stick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laboratory stand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right angle clamp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connecting leads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ork clamp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luke multimeter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anatek power supply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Vernier magnetic field probe</text:p>
          </table:table-cell>
          <table:table-cell table:style-name="ACE-2" office:value-type="float" office:value="1">
            <text:p>1</text:p>
          </table:table-cell>
          <table:table-cell table:number-columns-repeated="231" table:style-name="ACE-2"/>
          <table:table-cell table:style-name="ACE-5"/>
        </table:table-row>
        <table:table-row table:style-name="AROW-0">
          <table:table-cell table:style-name="ACE-3" office:value-type="float" office:value="13">
            <text:p>13</text:p>
          </table:table-cell>
          <table:table-cell table:style-name="ACE-3" office:value-type="string">
            <text:p>Current Balance</text:p>
          </table:table-cell>
          <table:table-cell table:style-name="ACE-12" office:value-type="string">
            <text:p>current balance apparatus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EICO high current power supply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fluke multimeter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connecting leads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calipers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ruler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masking tape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ubble level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boratory jack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pacer bar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helium-neon laser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milligram mass set</text:p>
          </table:table-cell>
          <table:table-cell table:style-name="ACE-3" office:value-type="float" office:value="1">
            <text:p>1</text:p>
          </table:table-cell>
          <table:table-cell table:number-columns-repeated="229" table:style-name="ACE-3"/>
          <table:table-cell table:style-name="ACE-8"/>
        </table:table-row>
        <table:table-row table:style-name="AROW-0">
          <table:table-cell table:style-name="ACE-3" office:value-type="float" office:value="13">
            <text:p>13</text:p>
          </table:table-cell>
          <table:table-cell table:style-name="ACE-3" office:value-type="string">
            <text:p>Magnetic Force and Torque on a Loop</text:p>
          </table:table-cell>
          <table:table-cell table:style-name="ACE-12" office:value-type="string">
            <text:p>vernier capable computer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luke multimeter</text:p>
          </table:table-cell>
          <table:table-cell table:style-name="ACE-3" office:value-type="float" office:value="2">
            <text:p>2</text:p>
          </table:table-cell>
          <table:table-cell table:style-name="ACE-12" office:value-type="string">
            <text:p>high current power supply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Tektronix Oscilloscope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anatek power supply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motor-generator apparatus with brake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rubber mat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strobe light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connecting leads</text:p>
          </table:table-cell>
          <table:table-cell table:style-name="ACE-3" office:value-type="float" office:value="1">
            <text:p>1</text:p>
          </table:table-cell>
          <table:table-cell table:style-name="ACE-12" office:value-type="string">
            <text:p>blue 2.5N spring scale</text:p>
          </table:table-cell>
          <table:table-cell table:style-name="ACE-3" office:value-type="float" office:value="1">
            <text:p>1</text:p>
          </table:table-cell>
          <table:table-cell table:number-columns-repeated="2" table:style-name="ACE-3"/>
          <table:table-cell table:style-name="ACE-12"/>
          <table:table-cell table:style-name="ACE-3"/>
          <table:table-cell table:style-name="ACE-12"/>
          <table:table-cell table:number-columns-repeated="5" table:style-name="ACE-3"/>
          <table:table-cell table:style-name="ACE-12"/>
          <table:table-cell table:number-columns-repeated="222" table:style-name="ACE-3"/>
          <table:table-cell table:style-name="ACE-8"/>
        </table:table-row>
        <table:table-row table:style-name="AROW-0">
          <table:table-cell table:style-name="ACE-2" office:value-type="string">
            <text:p>N/A</text:p>
          </table:table-cell>
          <table:table-cell table:style-name="ACE-2" office:value-type="string">
            <text:p>Black Body Radiation</text:p>
          </table:table-cell>
          <table:table-cell table:style-name="ACE-2" office:value-type="string">
            <text:p>2m triangular optical bench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triangular optical bench mount</text:p>
          </table:table-cell>
          <table:table-cell table:style-name="ACE-6" office:value-type="float" office:value="3">
            <text:p>3</text:p>
          </table:table-cell>
          <table:table-cell table:style-name="ACE-2" office:value-type="string">
            <text:p>Moll's thermopile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sample thermopile housing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oven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oven insert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cooling jacket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iris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digital thermocouple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variac 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phillips multimeter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callipers</text:p>
          </table:table-cell>
          <table:table-cell table:style-name="ACE-2" office:value-type="float" office:value="1">
            <text:p>1</text:p>
          </table:table-cell>
          <table:table-cell table:style-name="ACE-11" office:value-type="string">
            <text:p>connecting leads</text:p>
          </table:table-cell>
          <table:table-cell table:style-name="ACE-2" office:value-type="float" office:value="1">
            <text:p>1</text:p>
          </table:table-cell>
          <table:table-cell table:number-columns-repeated="227" table:style-name="ACE-2"/>
          <table:table-cell table:style-name="ACE-5"/>
        </table:table-row>
        <table:table-row table:style-name="AROW-0">
          <table:table-cell table:style-name="ACE-2" office:value-type="string">
            <text:p>N/A</text:p>
          </table:table-cell>
          <table:table-cell table:style-name="ACE-2" office:value-type="string">
            <text:p>Color Temperature</text:p>
          </table:table-cell>
          <table:table-cell table:style-name="ACE-2" office:value-type="string">
            <text:p>leeds and northrop optical pyrometer with optical bench mount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1m optical bench</text:p>
          </table:table-cell>
          <table:table-cell table:style-name="ACE-6" office:value-type="float" office:value="1">
            <text:p>1</text:p>
          </table:table-cell>
          <table:table-cell table:style-name="ACE-2" office:value-type="string">
            <text:p>optical bench mount</text:p>
          </table:table-cell>
          <table:table-cell table:style-name="ACE-2" office:value-type="float" office:value="2">
            <text:p>2</text:p>
          </table:table-cell>
          <table:table-cell table:style-name="ACE-11" office:value-type="string">
            <text:p>fluke multimeter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variac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AC line seperator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quartz halogen lamp with optical bench mount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AC current probe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CIE chromaticity diagram</text:p>
          </table:table-cell>
          <table:table-cell table:style-name="ACE-2" office:value-type="float" office:value="1">
            <text:p>1</text:p>
          </table:table-cell>
          <table:table-cell table:number-columns-repeated="235" table:style-name="ACE-2"/>
          <table:table-cell table:style-name="ACE-5"/>
        </table:table-row>
        <table:table-row table:style-name="AROW-0">
          <table:table-cell table:style-name="ACE-2" office:value-type="string">
            <text:p>N/A</text:p>
          </table:table-cell>
          <table:table-cell table:style-name="ACE-9" office:value-type="string">
            <text:p>Compton Scattering</text:p>
          </table:table-cell>
          <table:table-cell table:style-name="ACE-9" office:value-type="string">
            <text:p>compton scattering apparatus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35 millicurie cesium 137</text:p>
          </table:table-cell>
          <table:table-cell table:style-name="ACE-14" office:value-type="float" office:value="1">
            <text:p>1</text:p>
          </table:table-cell>
          <table:table-cell table:style-name="ACE-9" office:value-type="string">
            <text:p>pulse height analyzer with computer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removable detector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1 millicurie coblat 57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1 millicurie barium 133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1 millicurie cesium 157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assortment of scattering rods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detector stand with shelf</text:p>
          </table:table-cell>
          <table:table-cell table:style-name="ACE-9" office:value-type="float" office:value="1">
            <text:p>1</text:p>
          </table:table-cell>
          <table:table-cell table:style-name="ACE-11" office:value-type="string">
            <text:p>Tektronix Oscilloscope</text:p>
          </table:table-cell>
          <table:table-cell table:style-name="ACE-9" office:value-type="float" office:value="1">
            <text:p>1</text:p>
          </table:table-cell>
          <table:table-cell table:number-columns-repeated="233" table:style-name="ACE-9"/>
          <table:table-cell table:style-name="ACE-7"/>
        </table:table-row>
        <table:table-row table:style-name="AROW-0">
          <table:table-cell table:style-name="ACE-2" office:value-type="string">
            <text:p>N/A</text:p>
          </table:table-cell>
          <table:table-cell table:style-name="ACE-9" office:value-type="string">
            <text:p>Faraday Effect</text:p>
          </table:table-cell>
          <table:table-cell table:style-name="ACE-9" office:value-type="string">
            <text:p>helium-neon laser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2m triangular optical bench</text:p>
          </table:table-cell>
          <table:table-cell table:style-name="ACE-14" office:value-type="float" office:value="1">
            <text:p>1</text:p>
          </table:table-cell>
          <table:table-cell table:style-name="ACE-9" office:value-type="string">
            <text:p>triagular optical bench mount</text:p>
          </table:table-cell>
          <table:table-cell table:style-name="ACE-9" office:value-type="float" office:value="4">
            <text:p>4</text:p>
          </table:table-cell>
          <table:table-cell table:style-name="ACE-9" office:value-type="string">
            <text:p>laser mount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screen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Newports instruments water cooled electromagnet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VR3 power supply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sample holder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ealing 95mm polarizer-analyzer pair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fiber optic photometer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fiber optics mounting rod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samples of differenent colored optical media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calipers</text:p>
          </table:table-cell>
          <table:table-cell table:style-name="ACE-9" office:value-type="float" office:value="1">
            <text:p>1</text:p>
          </table:table-cell>
          <table:table-cell table:number-columns-repeated="227" table:style-name="ACE-9"/>
          <table:table-cell table:style-name="ACE-7"/>
        </table:table-row>
        <table:table-row table:style-name="AROW-0">
          <table:table-cell table:style-name="ACE-2" office:value-type="string">
            <text:p>N/A</text:p>
          </table:table-cell>
          <table:table-cell table:style-name="ACE-9" office:value-type="string">
            <text:p>Nuclear Decay</text:p>
          </table:table-cell>
          <table:table-cell table:style-name="ACE-9" office:value-type="string">
            <text:p>Radium isolation chemistry station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alpha spectrometer</text:p>
          </table:table-cell>
          <table:table-cell table:style-name="ACE-14" office:value-type="float" office:value="1">
            <text:p>1</text:p>
          </table:table-cell>
          <table:table-cell table:style-name="ACE-9" office:value-type="string">
            <text:p>pulse height analyzer with computer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mechanical vacuum pump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triple alpha reference source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.1 millicurie polonium 210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5.89 nanocurrie thorium 230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firestone isotope tables</text:p>
          </table:table-cell>
          <table:table-cell table:style-name="ACE-9" office:value-type="float" office:value="1">
            <text:p>1</text:p>
          </table:table-cell>
          <table:table-cell table:number-columns-repeated="237" table:style-name="ACE-9"/>
          <table:table-cell table:style-name="ACE-7"/>
        </table:table-row>
        <table:table-row table:style-name="AROW-0">
          <table:table-cell table:style-name="ACE-2" office:value-type="string">
            <text:p>N/A</text:p>
          </table:table-cell>
          <table:table-cell table:style-name="ACE-9" office:value-type="string">
            <text:p>Rutherford Scattering</text:p>
          </table:table-cell>
          <table:table-cell table:style-name="ACE-9" office:value-type="string">
            <text:p>rutherford scattering apparatus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mechanical vacuum pump</text:p>
          </table:table-cell>
          <table:table-cell table:style-name="ACE-14" office:value-type="float" office:value="1">
            <text:p>1</text:p>
          </table:table-cell>
          <table:table-cell table:style-name="ACE-9" office:value-type="string">
            <text:p>triple alpha reference source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pulse height analyzer with computer</text:p>
          </table:table-cell>
          <table:table-cell table:style-name="ACE-9" office:value-type="float" office:value="1">
            <text:p>1</text:p>
          </table:table-cell>
          <table:table-cell table:number-columns-repeated="245" table:style-name="ACE-9"/>
          <table:table-cell table:style-name="ACE-7"/>
        </table:table-row>
        <table:table-row table:style-name="AROW-0">
          <table:table-cell table:style-name="ACE-2" office:value-type="string">
            <text:p>N/A</text:p>
          </table:table-cell>
          <table:table-cell table:style-name="ACE-9" office:value-type="string">
            <text:p>The Photoelectric Effect</text:p>
          </table:table-cell>
          <table:table-cell table:style-name="ACE-9" office:value-type="string">
            <text:p>Leybold photocell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monochoromator</text:p>
          </table:table-cell>
          <table:table-cell table:style-name="ACE-14" office:value-type="float" office:value="1">
            <text:p>1</text:p>
          </table:table-cell>
          <table:table-cell table:style-name="ACE-9" office:value-type="string">
            <text:p>Cary vibration reed electrometer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tungsten-halogen lamp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helum-neon laser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fluke multimeter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precision voltage divider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10V DC power supply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1m optical bench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flashlight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nanoAmpere current source</text:p>
          </table:table-cell>
          <table:table-cell table:style-name="ACE-9" office:value-type="float" office:value="1">
            <text:p>1</text:p>
          </table:table-cell>
          <table:table-cell table:number-columns-repeated="231" table:style-name="ACE-9"/>
          <table:table-cell table:style-name="ACE-7"/>
        </table:table-row>
        <table:table-row table:style-name="AROW-0">
          <table:table-cell table:style-name="ACE-2"/>
          <table:table-cell table:style-name="ACE-10"/>
          <table:table-cell table:number-columns-repeated="253" table:style-name="ACE-2"/>
          <table:table-cell table:style-name="ACE-5"/>
        </table:table-row>
        <table:table-row table:style-name="AROW-0" table:number-rows-repeated="59">
          <table:table-cell table:number-columns-repeated="256"/>
        </table:table-row>
        <table:table-row table:style-name="AROW-0" table:number-rows-repeated="6">
          <table:table-cell table:style-name="ACE-6"/>
          <table:table-cell table:number-columns-repeated="254" table:style-name="ACE-2"/>
          <table:table-cell table:style-name="ACE-5"/>
        </table:table-row>
        <table:table-row table:style-name="AROW-0" table:number-rows-repeated="36">
          <table:table-cell table:number-columns-repeated="256"/>
        </table:table-row>
        <table:table-row table:style-name="AROW-0" table:number-rows-repeated="7">
          <table:table-cell table:style-name="ACE-6"/>
          <table:table-cell table:number-columns-repeated="254" table:style-name="ACE-2"/>
          <table:table-cell table:style-name="ACE-5"/>
        </table:table-row>
        <table:table-row table:style-name="AROW-0" table:number-rows-repeated="65383">
          <table:table-cell table:number-columns-repeated="256"/>
        </table:table-row>
        <table:table-row table:style-name="AROW-0">
          <table:table-cell table:number-columns-repeated="255" table:style-name="ACE-16"/>
          <table:table-cell table:style-name="ACE-4"/>
        </table:table-row>
        <table:named-expressions>
          <table:named-expression table:name="Print_Area" table:expression="of:=#REF!" table:base-cell-address="$'Winter 2013'.$A$1"/>
          <table:named-expression table:name="Sheet_Title" table:expression="of:=&quot;Winter 2013&quot;" table:base-cell-address="$'Winter 2013'.$A$1"/>
        </table:named-expressions>
        <gnm:selections gnm:cursor-col="14" gnm:cursor-row="8">
          <gnm:selection gnm:start-col="14" gnm:start-row="8" gnm:end-col="14" gnm:end-row="8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18" table:style-name="ACOL-0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22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Experiment History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Winter 201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1-08T17:01:43Z</dc:date>
    <meta:creation-date>2012-12-20T17:33:56Z</meta:creation-date>
    <meta:generator>gnumeric/1.12.28</meta:generator>
  </office:meta>
</office:document-meta>
</file>